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fo:margin-top="0cm" fo:margin-bottom="0cm"/>
    </style:style>
    <style:style style:name="P3" style:family="paragraph" style:parent-style-name="Text_20_body" style:list-style-name="L1">
      <style:paragraph-properties fo:margin-top="0cm" fo:margin-bottom="0cm"/>
    </style:style>
    <style:style style:name="P4" style:family="paragraph" style:parent-style-name="Heading_20_1">
      <style:text-properties fo:language="de" fo:country="DE"/>
    </style:style>
    <style:style style:name="P5" style:family="paragraph" style:parent-style-name="Quotations">
      <style:paragraph-properties fo:margin-left="2.058cm" fo:margin-right="2.058cm" fo:text-indent="0cm" style:auto-text-indent="false"/>
    </style:style>
    <style:style style:name="T1" style:family="text">
      <style:text-properties fo:font-weight="bold"/>
    </style:style>
    <style:style style:name="T2" style:family="text">
      <style:text-properties fo:font-style="italic"/>
    </style:style>
    <style:style style:name="fr1" style:family="graphic" style:parent-style-name="Graphics">
      <style:graphic-properties fo:margin-left="0cm" fo:margin-right="0cm" fo:margin-top="0cm" fo:margin-bottom="0cm" style:vertical-pos="top" style:vertical-rel="baseline" fo:padding="0cm" fo:border="0.035cm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xt:bookmark text:name="firstHeading"/>Hape Kerkeling</text:h>
      <text:section text:style-name="Sect1" text:name="bodyContent">
        <text:p text:style-name="Text_20_body"/>
        <text:section text:style-name="Sect1" text:name="contentSub">
          <text:p text:style-name="Text_20_body"/>
        </text:section>
      </text:section>
      <text:p text:style-name="P2"><draw:a xlink:type="simple" xlink:href="https://de.wikipedia.org/wiki/Datei:Kerkeling.jpg"><draw:frame draw:style-name="fr1" draw:name="Grafik1" text:anchor-type="as-char" svg:width="5.891cm" svg:height="7.664cm" draw:z-index="0"><draw:image xlink:href="https://upload.wikimedia.org/wikipedia/commons/thumb/d/d9/Kerkeling.jpg/220px-Kerkeling.jpg" xlink:type="simple" xlink:show="embed" xlink:actuate="onLoad"/></draw:frame></draw:a> </text:p>
      <text:p text:style-name="P2">Hape Kerkeling (2008)</text:p>
      <text:p text:style-name="P2"><draw:a xlink:type="simple" xlink:href="https://de.wikipedia.org/wiki/Datei:Lloyd-Passage-Bremen_%28Hape_Kerkeling%29.JPG"><draw:frame draw:style-name="fr1" draw:name="Grafik2" text:anchor-type="as-char" svg:width="5.891cm" svg:height="5.918cm" draw:z-index="1"><draw:image xlink:href="https://upload.wikimedia.org/wikipedia/commons/thumb/0/0d/Lloyd-Passage-Bremen_%28Hape_Kerkeling%29.JPG/220px-Lloyd-Passage-Bremen_%28Hape_Kerkeling%29.JPG" xlink:type="simple" xlink:show="embed" xlink:actuate="onLoad"/></draw:frame></draw:a> </text:p>
      <text:p text:style-name="Text_20_body">Lloyd-Passage-Bremen (Hape Kerkeling)</text:p>
      <text:p text:style-name="Text_20_body"><text:span text:style-name="T1">Hans-Peter Wilhelm „Hape“ Kerkeling</text:span> (* <text:a xlink:type="simple" xlink:href="https://de.wikipedia.org/wiki/9._Dezember" text:style-name="Internet_20_link" text:visited-style-name="Visited_20_Internet_20_Link">9. Dezember</text:a> <text:a xlink:type="simple" xlink:href="https://de.wikipedia.org/wiki/1964" text:style-name="Internet_20_link" text:visited-style-name="Visited_20_Internet_20_Link">1964</text:a> in <text:a xlink:type="simple" xlink:href="https://de.wikipedia.org/wiki/Recklinghausen" text:style-name="Internet_20_link" text:visited-style-name="Visited_20_Internet_20_Link">Recklinghausen</text:a>) ist ein deutscher <text:a xlink:type="simple" xlink:href="https://de.wikipedia.org/wiki/Komiker" text:style-name="Internet_20_link" text:visited-style-name="Visited_20_Internet_20_Link">Komiker</text:a>, <text:a xlink:type="simple" xlink:href="https://de.wikipedia.org/wiki/Autor" text:style-name="Internet_20_link" text:visited-style-name="Visited_20_Internet_20_Link">Autor</text:a>, <text:a xlink:type="simple" xlink:href="https://de.wikipedia.org/wiki/Moderator_%28Beruf%29" text:style-name="Internet_20_link" text:visited-style-name="Visited_20_Internet_20_Link">Moderator</text:a>, <text:a xlink:type="simple" xlink:href="https://de.wikipedia.org/wiki/Schauspieler" text:style-name="Internet_20_link" text:visited-style-name="Visited_20_Internet_20_Link">Schauspieler</text:a>, <text:a xlink:type="simple" xlink:href="https://de.wikipedia.org/wiki/Gesang" text:style-name="Internet_20_link" text:visited-style-name="Visited_20_Internet_20_Link">Sänger</text:a> und <text:a xlink:type="simple" xlink:href="https://de.wikipedia.org/wiki/Synchronsprecher" text:style-name="Internet_20_link" text:visited-style-name="Visited_20_Internet_20_Link">Synchronsprecher</text:a>.</text:p>
      <text:section text:style-name="Sect1" text:name="toc">
        <text:p text:style-name="Text_20_body"/>
        <text:section text:style-name="Sect1" text:name="toctitle">
          <text:h text:style-name="Heading_20_2" text:outline-level="2">Inhaltsverzeichnis</text:h>
        </text:section>
      </text:section>
      <text:section text:style-name="Sect1" text:name="Bereich1">
        <text:list xml:id="list3975227151979851794" text:style-name="L1">
          <text:list-item>
            <text:p text:style-name="P3"><text:bookmark text:name="toc"/><text:a xlink:type="simple" xlink:href="https://de.wikipedia.org/wiki/Hape_Kerkeling#Leben" text:style-name="Internet_20_link" text:visited-style-name="Visited_20_Internet_20_Link">1 Leben</text:a> </text:p>
            <text:list>
              <text:list-item>
                <text:p text:style-name="P3"><text:a xlink:type="simple" xlink:href="https://de.wikipedia.org/wiki/Hape_Kerkeling#Kindheit_und_Jugend" text:style-name="Internet_20_link" text:visited-style-name="Visited_20_Internet_20_Link">1.1 Kindheit und Jugend</text:a> </text:p>
              </text:list-item>
              <text:list-item>
                <text:p text:style-name="P3"><text:a xlink:type="simple" xlink:href="https://de.wikipedia.org/wiki/Hape_Kerkeling#Karriereanf.C3.A4nge" text:style-name="Internet_20_link" text:visited-style-name="Visited_20_Internet_20_Link">1.2 Karriereanfänge</text:a> </text:p>
              </text:list-item>
              <text:list-item>
                <text:p text:style-name="P3"><text:a xlink:type="simple" xlink:href="https://de.wikipedia.org/wiki/Hape_Kerkeling#Total_Normal" text:style-name="Internet_20_link" text:visited-style-name="Visited_20_Internet_20_Link">1.3 Total Normal</text:a> </text:p>
              </text:list-item>
              <text:list-item>
                <text:p text:style-name="P3"><text:a xlink:type="simple" xlink:href="https://de.wikipedia.org/wiki/Hape_Kerkeling#Fortsetzung_der_Karriere" text:style-name="Internet_20_link" text:visited-style-name="Visited_20_Internet_20_Link">1.4 Fortsetzung der Karriere</text:a> </text:p>
              </text:list-item>
              <text:list-item>
                <text:p text:style-name="P3"><text:a xlink:type="simple" xlink:href="https://de.wikipedia.org/wiki/Hape_Kerkeling#Karriere_seit_2005" text:style-name="Internet_20_link" text:visited-style-name="Visited_20_Internet_20_Link">1.5 Karriere seit 2005</text:a> </text:p>
              </text:list-item>
            </text:list>
          </text:list-item>
          <text:list-item>
            <text:p text:style-name="P3"><text:a xlink:type="simple" xlink:href="https://de.wikipedia.org/wiki/Hape_Kerkeling#Figuren" text:style-name="Internet_20_link" text:visited-style-name="Visited_20_Internet_20_Link">2 Figuren</text:a> </text:p>
            <text:list>
              <text:list-item>
                <text:p text:style-name="P3"><text:a xlink:type="simple" xlink:href="https://de.wikipedia.org/wiki/Hape_Kerkeling#Evje_van_Dampen" text:style-name="Internet_20_link" text:visited-style-name="Visited_20_Internet_20_Link">2.1 Evje van Dampen</text:a> </text:p>
              </text:list-item>
              <text:list-item>
                <text:p text:style-name="P3"><text:soft-page-break/><text:a xlink:type="simple" xlink:href="https://de.wikipedia.org/wiki/Hape_Kerkeling#Gisela" text:style-name="Internet_20_link" text:visited-style-name="Visited_20_Internet_20_Link">2.2 Gisela</text:a> </text:p>
              </text:list-item>
              <text:list-item>
                <text:p text:style-name="P3"><text:a xlink:type="simple" xlink:href="https://de.wikipedia.org/wiki/Hape_Kerkeling#G.C3.BCnther_Warnke" text:style-name="Internet_20_link" text:visited-style-name="Visited_20_Internet_20_Link">2.3 Günther Warnke</text:a> </text:p>
              </text:list-item>
              <text:list-item>
                <text:p text:style-name="P3"><text:a xlink:type="simple" xlink:href="https://de.wikipedia.org/wiki/Hape_Kerkeling#Hannilein" text:style-name="Internet_20_link" text:visited-style-name="Visited_20_Internet_20_Link">2.4 Hannilein</text:a> </text:p>
              </text:list-item>
              <text:list-item>
                <text:p text:style-name="P3"><text:a xlink:type="simple" xlink:href="https://de.wikipedia.org/wiki/Hape_Kerkeling#Horst_Schl.C3.A4mmer" text:style-name="Internet_20_link" text:visited-style-name="Visited_20_Internet_20_Link">2.5 Horst Schlämmer</text:a> </text:p>
              </text:list-item>
              <text:list-item>
                <text:p text:style-name="P3"><text:a xlink:type="simple" xlink:href="https://de.wikipedia.org/wiki/Hape_Kerkeling#Rico_Mielke" text:style-name="Internet_20_link" text:visited-style-name="Visited_20_Internet_20_Link">2.6 Rico Mielke</text:a> </text:p>
              </text:list-item>
              <text:list-item>
                <text:p text:style-name="P3"><text:a xlink:type="simple" xlink:href="https://de.wikipedia.org/wiki/Hape_Kerkeling#R.I.P._Uli" text:style-name="Internet_20_link" text:visited-style-name="Visited_20_Internet_20_Link">2.7 R.I.P. Uli</text:a> </text:p>
              </text:list-item>
              <text:list-item>
                <text:p text:style-name="P3"><text:a xlink:type="simple" xlink:href="https://de.wikipedia.org/wiki/Hape_Kerkeling#Siegfried_Schw.C3.A4bli" text:style-name="Internet_20_link" text:visited-style-name="Visited_20_Internet_20_Link">2.8 Siegfried Schwäbli</text:a> </text:p>
              </text:list-item>
              <text:list-item>
                <text:p text:style-name="P3"><text:a xlink:type="simple" xlink:href="https://de.wikipedia.org/wiki/Hape_Kerkeling#Uschi_Blum" text:style-name="Internet_20_link" text:visited-style-name="Visited_20_Internet_20_Link">2.9 Uschi Blum</text:a> </text:p>
              </text:list-item>
              <text:list-item>
                <text:p text:style-name="P3"><text:a xlink:type="simple" xlink:href="https://de.wikipedia.org/wiki/Hape_Kerkeling#Wolfgang" text:style-name="Internet_20_link" text:visited-style-name="Visited_20_Internet_20_Link">2.10 Wolfgang</text:a> </text:p>
              </text:list-item>
            </text:list>
          </text:list-item>
          <text:list-item>
            <text:p text:style-name="P3"><text:a xlink:type="simple" xlink:href="https://de.wikipedia.org/wiki/Hape_Kerkeling#Privatleben" text:style-name="Internet_20_link" text:visited-style-name="Visited_20_Internet_20_Link">3 Privatleben</text:a> </text:p>
          </text:list-item>
          <text:list-item>
            <text:p text:style-name="P3"><text:a xlink:type="simple" xlink:href="https://de.wikipedia.org/wiki/Hape_Kerkeling#Auszeichnungen" text:style-name="Internet_20_link" text:visited-style-name="Visited_20_Internet_20_Link">4 Auszeichnungen</text:a> </text:p>
          </text:list-item>
          <text:list-item>
            <text:p text:style-name="P3"><text:a xlink:type="simple" xlink:href="https://de.wikipedia.org/wiki/Hape_Kerkeling#Werke" text:style-name="Internet_20_link" text:visited-style-name="Visited_20_Internet_20_Link">5 Werke</text:a> </text:p>
          </text:list-item>
          <text:list-item>
            <text:p text:style-name="P3"><text:a xlink:type="simple" xlink:href="https://de.wikipedia.org/wiki/Hape_Kerkeling#Filmografie_.28Auswahl.29" text:style-name="Internet_20_link" text:visited-style-name="Visited_20_Internet_20_Link">6 Filmografie (Auswahl)</text:a> </text:p>
          </text:list-item>
          <text:list-item>
            <text:p text:style-name="P3"><text:a xlink:type="simple" xlink:href="https://de.wikipedia.org/wiki/Hape_Kerkeling#Literatur" text:style-name="Internet_20_link" text:visited-style-name="Visited_20_Internet_20_Link">7 Literatur</text:a> </text:p>
          </text:list-item>
          <text:list-item>
            <text:p text:style-name="P3"><text:a xlink:type="simple" xlink:href="https://de.wikipedia.org/wiki/Hape_Kerkeling#Siehe_auch" text:style-name="Internet_20_link" text:visited-style-name="Visited_20_Internet_20_Link">8 Siehe auch</text:a> </text:p>
          </text:list-item>
          <text:list-item>
            <text:p text:style-name="P3"><text:a xlink:type="simple" xlink:href="https://de.wikipedia.org/wiki/Hape_Kerkeling#Weblinks" text:style-name="Internet_20_link" text:visited-style-name="Visited_20_Internet_20_Link">9 Weblinks</text:a> </text:p>
          </text:list-item>
          <text:list-item>
            <text:p text:style-name="P1"><text:a xlink:type="simple" xlink:href="https://de.wikipedia.org/wiki/Hape_Kerkeling#Einzelnachweise" text:style-name="Internet_20_link" text:visited-style-name="Visited_20_Internet_20_Link">10 Einzelnachweise</text:a> </text:p>
          </text:list-item>
        </text:list>
      </text:section>
      <text:h text:style-name="Heading_20_2" text:outline-level="2"><text:bookmark text:name="Leben"/>Leben</text:h>
      <text:h text:style-name="Heading_20_3" text:outline-level="3"><text:bookmark text:name="Kindheit_und_Jugend"/>Kindheit und Jugend</text:h>
      <text:p text:style-name="Text_20_body">Hape Kerkeling wurde 1964 als Sohn eines Tischlers und einer Floristin in Recklinghausen geboren. Nach dem <text:a xlink:type="simple" xlink:href="https://de.wikipedia.org/wiki/Suizid" text:style-name="Internet_20_link" text:visited-style-name="Visited_20_Internet_20_Link">Suizid</text:a> seiner Mutter zogen seine Großeltern väterlicherseits zu seinem Vater, seinem Bruder Josef und ihm.<text:bookmark text:name="cite_ref-1"/><text:a xlink:type="simple" xlink:href="https://de.wikipedia.org/wiki/Hape_Kerkeling#cite_note-1" text:style-name="Internet_20_link" text:visited-style-name="Visited_20_Internet_20_Link">[1]</text:a> Die Familie seines Großvaters stammt aus den Niederlanden; daher kommt auch der Familienname.<text:bookmark text:name="cite_ref-2"/><text:a xlink:type="simple" xlink:href="https://de.wikipedia.org/wiki/Hape_Kerkeling#cite_note-2" text:style-name="Internet_20_link" text:visited-style-name="Visited_20_Internet_20_Link">[2]</text:a></text:p>
      <text:h text:style-name="Heading_20_3" text:outline-level="3"><text:bookmark text:name="Karriereanf.C3.A4nge"/>Karriereanfänge</text:h>
      <text:p text:style-name="Text_20_body">1984 legte Kerkeling das Abitur am Marie-Curie-Gymnasium in Recklinghausen ab. In seiner Schulzeit war er <text:a xlink:type="simple" xlink:href="https://de.wikipedia.org/wiki/Ministrant" text:style-name="Internet_20_link" text:visited-style-name="Visited_20_Internet_20_Link">Ministrant</text:a>.<text:bookmark text:name="cite_ref-3"/><text:a xlink:type="simple" xlink:href="https://de.wikipedia.org/wiki/Hape_Kerkeling#cite_note-3" text:style-name="Internet_20_link" text:visited-style-name="Visited_20_Internet_20_Link">[3]</text:a> Mit einigen Mitschülern brachte er unter dem Bandnamen <text:span text:style-name="T2">Gesundfutter</text:span> eine Schallplatte mit dem Titel <text:span text:style-name="T2">Hawaii</text:span> auf den Markt.</text:p>
      <text:p text:style-name="Text_20_body">Kerkelings Bemühungen um Fernsehpräsenz begannen mit einem Misserfolg: 1977 bewarb sich der damals Zwölfjährige bei <text:a xlink:type="simple" xlink:href="https://de.wikipedia.org/wiki/Loriot" text:style-name="Internet_20_link" text:visited-style-name="Visited_20_Internet_20_Link">Loriot</text:a> für die Rolle des moppeligen Kindes Dicki im Sketch <text:a xlink:type="simple" xlink:href="https://de.wikipedia.org/wiki/Weihnachten_bei_Hoppenstedts" text:style-name="Internet_20_link" text:visited-style-name="Visited_20_Internet_20_Link"><text:span text:style-name="T2">Weihnachten bei Hoppenstedts</text:span></text:a>. Die Rolle erhielt jedoch Katja Bogdanski.<text:bookmark text:name="cite_ref-4"/><text:a xlink:type="simple" xlink:href="https://de.wikipedia.org/wiki/Hape_Kerkeling#cite_note-4" text:style-name="Internet_20_link" text:visited-style-name="Visited_20_Internet_20_Link">[4]</text:a> Seinen ersten Fernsehauftritt hatte er mit 17 Jahren im <text:a xlink:type="simple" xlink:href="https://de.wikipedia.org/wiki/Talentschuppen" text:style-name="Internet_20_link" text:visited-style-name="Visited_20_Internet_20_Link"><text:span text:style-name="T2">Talentschuppen</text:span></text:a>. Er trat bei verschiedenen Talentwettbewerben auf und gewann 1983 den damals erstmals vergebenen Passauer Kabarettpreis <text:a xlink:type="simple" xlink:href="https://de.wikipedia.org/wiki/Scharfrichterbeil" text:style-name="Internet_20_link" text:visited-style-name="Visited_20_Internet_20_Link">Scharfrichterbeil</text:a>. Er arbeitete für verschiedene <text:a xlink:type="simple" xlink:href="https://de.wikipedia.org/wiki/Rundfunkanstalt" text:style-name="Internet_20_link" text:visited-style-name="Visited_20_Internet_20_Link">Rundfunkanstalten</text:a>, unter anderem für den <text:a xlink:type="simple" xlink:href="https://de.wikipedia.org/wiki/Westdeutscher_Rundfunk" text:style-name="Internet_20_link" text:visited-style-name="Visited_20_Internet_20_Link">WDR</text:a> und den <text:a xlink:type="simple" xlink:href="https://de.wikipedia.org/wiki/Bayerischer_Rundfunk" text:style-name="Internet_20_link" text:visited-style-name="Visited_20_Internet_20_Link">BR</text:a>. Den Durchbruch schaffte Kerkeling 1984/85 in der Musik- und Ulk-Show <text:a xlink:type="simple" xlink:href="https://de.wikipedia.org/wiki/Känguru_%28Fernsehsendung%29" text:style-name="Internet_20_link" text:visited-style-name="Visited_20_Internet_20_Link"><text:span text:style-name="T2">Känguru</text:span></text:a>. Zur gleichen Zeit trat er in <text:a xlink:type="simple" xlink:href="https://de.wikipedia.org/w/index.php?title=Kerkelings_Kinderstunde&amp;action=edit&amp;redlink=1" text:style-name="Internet_20_link" text:visited-style-name="Visited_20_Internet_20_Link"><text:span text:style-name="T2">Kerkelings Kinderstunde</text:span></text:a> mit der Figur des Vorschulkindes Hannilein auf. Es folgten Gastauftritte und Sketche (unter anderem mit <text:a xlink:type="simple" xlink:href="https://de.wikipedia.org/wiki/Margarethe_Schreinemakers" text:style-name="Internet_20_link" text:visited-style-name="Visited_20_Internet_20_Link">Margarethe Schreinemakers</text:a>) in der <text:a xlink:type="simple" xlink:href="https://de.wikipedia.org/wiki/Radio_Bremen" text:style-name="Internet_20_link" text:visited-style-name="Visited_20_Internet_20_Link">Radio-Bremen</text:a>-Sendung <text:a xlink:type="simple" xlink:href="https://de.wikipedia.org/wiki/Extratour" text:style-name="Internet_20_link" text:visited-style-name="Visited_20_Internet_20_Link"><text:span text:style-name="T2">Extratour</text:span></text:a>. In seiner Biografie erwähnt Kerkeling, dass <text:a xlink:type="simple" xlink:href="https://de.wikipedia.org/wiki/Otto_Waalkes" text:style-name="Internet_20_link" text:visited-style-name="Visited_20_Internet_20_Link">Otto Waalkes</text:a> einen großen Beitrag zu seinem Karrierestart leistete, indem er ihn zur richtigen Zeit mit den richtigen Leuten bekanntmachte.</text:p>
      <text:h text:style-name="Heading_20_3" text:outline-level="3"><text:bookmark text:name="Total_Normal"/>Total Normal</text:h>
      <text:p text:style-name="Text_20_body">Von 1989 bis 1991 moderierte Kerkeling die <text:a xlink:type="simple" xlink:href="https://de.wikipedia.org/wiki/Deutsche_Vorentscheidung_zum_Eurovision_Song_Contest" text:style-name="Internet_20_link" text:visited-style-name="Visited_20_Internet_20_Link">Deutsche Vorentscheidung zum Eurovision Song Contest</text:a> in der ARD. Die deutsch-österreichische Fehde bei dieser Veranstaltung verleitete ihn immer zu der satirischen Begrüßung „… und auch an unsere Nachbarn drüben in … Österreich“, <text:soft-page-break/>die an die Begrüßung der <text:a xlink:type="simple" xlink:href="https://de.wikipedia.org/wiki/DDR" text:style-name="Internet_20_link" text:visited-style-name="Visited_20_Internet_20_Link">DDR</text:a>-Zuschauer im Westfernsehen erinnern sollte.</text:p>
      <text:p text:style-name="Text_20_body">1989 gestaltete Kerkeling zusammen mit dem Pianisten <text:a xlink:type="simple" xlink:href="https://de.wikipedia.org/wiki/Achim_Hagemann" text:style-name="Internet_20_link" text:visited-style-name="Visited_20_Internet_20_Link">Achim Hagemann</text:a> und <text:a xlink:type="simple" xlink:href="https://de.wikipedia.org/wiki/Angelo_Colagrossi" text:style-name="Internet_20_link" text:visited-style-name="Visited_20_Internet_20_Link">Angelo Colagrossi</text:a> als Co-Autor mit seiner medienkritischen Sendung <text:a xlink:type="simple" xlink:href="https://de.wikipedia.org/wiki/Total_Normal" text:style-name="Internet_20_link" text:visited-style-name="Visited_20_Internet_20_Link"><text:span text:style-name="T2">Total Normal</text:span></text:a> ein <text:a xlink:type="simple" xlink:href="https://de.wikipedia.org/wiki/Comedy" text:style-name="Internet_20_link" text:visited-style-name="Visited_20_Internet_20_Link">Comedy</text:a>-Format, für das er mit der <text:a xlink:type="simple" xlink:href="https://de.wikipedia.org/wiki/Goldene_Kamera_1990" text:style-name="Internet_20_link" text:visited-style-name="Visited_20_Internet_20_Link">Goldenen Kamera</text:a>, dem <text:a xlink:type="simple" xlink:href="https://de.wikipedia.org/wiki/Grimme-Preis" text:style-name="Internet_20_link" text:visited-style-name="Visited_20_Internet_20_Link">Adolf-Grimme-Preis</text:a> und dem <text:a xlink:type="simple" xlink:href="https://de.wikipedia.org/wiki/Bayerischer_Fernsehpreis" text:style-name="Internet_20_link" text:visited-style-name="Visited_20_Internet_20_Link">Bayerischen Fernsehpreis</text:a> ausgezeichnet wurde. Vor allem zwei Aktionen sind auch Jahre nach dem Ende der Sendung in Erinnerung geblieben: Verkleidet als Königin <text:a xlink:type="simple" xlink:href="https://de.wikipedia.org/wiki/Beatrix_%28Niederlande%29" text:style-name="Internet_20_link" text:visited-style-name="Visited_20_Internet_20_Link">Beatrix</text:a> gelang es Kerkeling am 25. April 1991, vor laufender Kamera in einem Wagen vor Eintreffen der echten Königin im <text:a xlink:type="simple" xlink:href="https://de.wikipedia.org/wiki/Schloss_Bellevue" text:style-name="Internet_20_link" text:visited-style-name="Visited_20_Internet_20_Link">Schloss Bellevue</text:a> vorzufahren. Außerdem trug Kerkeling in der Maske eines polnischen Opernsängers zur Klavierbegleitung von <text:a xlink:type="simple" xlink:href="https://de.wikipedia.org/wiki/Achim_Hagemann" text:style-name="Internet_20_link" text:visited-style-name="Visited_20_Internet_20_Link">Achim Hagemann</text:a> ein „expressives Stück“ vor, eine <text:a xlink:type="simple" xlink:href="https://de.wikipedia.org/wiki/Parodie" text:style-name="Internet_20_link" text:visited-style-name="Visited_20_Internet_20_Link">Parodie</text:a> auf <text:a xlink:type="simple" xlink:href="https://de.wikipedia.org/wiki/Neue_Musik" text:style-name="Internet_20_link" text:visited-style-name="Visited_20_Internet_20_Link">Neue Musik</text:a>, die in dem lauten und unvermittelten Ausruf „Hurz!“ mündete. Das nicht eingeweihte Publikum nahm die Darbietung ernst und ließ sich anschließend zu einer intellektuellen Diskussion über die Aussage des Stücks verleiten. Dabei wagte nur eine Teilnehmerin offen auszusprechen, dass sie mit seiner Darbietung überhaupt nichts anfangen könne. Kerkeling antwortete daraufhin bewusst hochnäsig, dass ihr wohl „der intellektuelle Zugang“ fehle. <text:span text:style-name="T2">Hurz!</text:span> erschien 1992 als Single. Das Mottolied einer anderen Folge, <text:span text:style-name="T2">Das ganze Leben ist ein Quiz</text:span>, schaffte als Single-Veröffentlichung den Einstieg in die deutschen Hitlisten. Das Lied war ein inoffizielles Cover des italienischen Liedes <text:span text:style-name="T2">Sì, la vita è tutta un quiz</text:span> (1988).<text:bookmark text:name="cite_ref-5"/><text:a xlink:type="simple" xlink:href="https://de.wikipedia.org/wiki/Hape_Kerkeling#cite_note-5" text:style-name="Internet_20_link" text:visited-style-name="Visited_20_Internet_20_Link">[5]</text:a></text:p>
      <text:p text:style-name="Text_20_body">Am 10. Dezember 1991 <text:a xlink:type="simple" xlink:href="https://de.wikipedia.org/wiki/Outing" text:style-name="Internet_20_link" text:visited-style-name="Visited_20_Internet_20_Link">outete</text:a> der Filmemacher <text:a xlink:type="simple" xlink:href="https://de.wikipedia.org/wiki/Rosa_von_Praunheim" text:style-name="Internet_20_link" text:visited-style-name="Visited_20_Internet_20_Link">Rosa von Praunheim</text:a> Kerkeling und andere Prominente in der RTLplus-Talkshow <text:a xlink:type="simple" xlink:href="https://de.wikipedia.org/wiki/Explosiv_–_Der_heiße_Stuhl" text:style-name="Internet_20_link" text:visited-style-name="Visited_20_Internet_20_Link"><text:span text:style-name="T2">Explosiv – Der heiße Stuhl</text:span></text:a> als <text:a xlink:type="simple" xlink:href="https://de.wikipedia.org/wiki/Homosexualität" text:style-name="Internet_20_link" text:visited-style-name="Visited_20_Internet_20_Link">homosexuell</text:a>. Den daraufhin einsetzenden Medienrummel, vor allem in der <text:a xlink:type="simple" xlink:href="https://de.wikipedia.org/wiki/Boulevardpresse" text:style-name="Internet_20_link" text:visited-style-name="Visited_20_Internet_20_Link">Boulevardpresse</text:a>, kommentierte Hape Kerkeling mit den Worten:</text:p>
      <text:p text:style-name="P5">„Sensiblere Naturen als ich hätten sich jetzt wahrscheinlich mit dem Fön in die Badewanne gelegt. Was soll’s. Morgen werden sie eine andere Sau durchs Dorf treiben.“<text:bookmark text:name="cite_ref-6"/><text:a xlink:type="simple" xlink:href="https://de.wikipedia.org/wiki/Hape_Kerkeling#cite_note-6" text:style-name="Internet_20_link" text:visited-style-name="Visited_20_Internet_20_Link">[6]</text:a></text:p>
      <text:p text:style-name="Text_20_body">1993 erschien Kerkelings erster Kinofilm, die Satire <text:a xlink:type="simple" xlink:href="https://de.wikipedia.org/wiki/Kein_Pardon" text:style-name="Internet_20_link" text:visited-style-name="Visited_20_Internet_20_Link"><text:span text:style-name="T2">Kein Pardon</text:span></text:a>, für die er gleichzeitig als <text:a xlink:type="simple" xlink:href="https://de.wikipedia.org/wiki/Regisseur" text:style-name="Internet_20_link" text:visited-style-name="Visited_20_Internet_20_Link">Regisseur</text:a> und <text:a xlink:type="simple" xlink:href="https://de.wikipedia.org/wiki/Schauspieler" text:style-name="Internet_20_link" text:visited-style-name="Visited_20_Internet_20_Link">Schauspieler</text:a> tätig war und an deren <text:a xlink:type="simple" xlink:href="https://de.wikipedia.org/wiki/Drehbuch" text:style-name="Internet_20_link" text:visited-style-name="Visited_20_Internet_20_Link">Drehbuch</text:a> er mitschrieb. Die <text:a xlink:type="simple" xlink:href="https://de.wikipedia.org/wiki/Handlung_%28Erzählkunst%29" text:style-name="Internet_20_link" text:visited-style-name="Visited_20_Internet_20_Link">Handlung</text:a> wurde 2011 als Bühnenfassung <text:a xlink:type="simple" xlink:href="https://de.wikipedia.org/wiki/Kein_Pardon_–_Das_Musical" text:style-name="Internet_20_link" text:visited-style-name="Visited_20_Internet_20_Link"><text:span text:style-name="T2">Kein Pardon – Das Musical</text:span></text:a> uraufgeführt. Danach kehrte Kerkeling zurück zum Fernsehen. Zunächst ging er mit der Sendung <text:span text:style-name="T2">Cheese</text:span> (Januar bis April 1994, 13 Folgen), der ein ähnliches Konzept wie <text:span text:style-name="T2">Total Normal</text:span> zugrunde lag, zum Privatsender <text:a xlink:type="simple" xlink:href="https://de.wikipedia.org/wiki/RTL_Television" text:style-name="Internet_20_link" text:visited-style-name="Visited_20_Internet_20_Link">RTL</text:a>. Nach diesem ersten Misserfolg in Kerkelings Karriere wechselte er wieder zurück zur <text:a xlink:type="simple" xlink:href="https://de.wikipedia.org/wiki/ARD" text:style-name="Internet_20_link" text:visited-style-name="Visited_20_Internet_20_Link">ARD</text:a> und präsentierte dort drei weitere erfolglose Formate: <text:span text:style-name="T2">Warmumsherz</text:span> (Oktober bis Dezember 1995, 6 Folgen), <text:span text:style-name="T2">Zappenduster</text:span> (Januar bis April 1997, 13 Folgen) und <text:a xlink:type="simple" xlink:href="https://de.wikipedia.org/wiki/Gisbert_%28Fernsehserie%29" text:style-name="Internet_20_link" text:visited-style-name="Visited_20_Internet_20_Link"><text:span text:style-name="T2">Gisbert</text:span></text:a> (Mai bis Juni 1999, 6 Folgen). Während der Zeit drehte Kerkeling weiterhin mehrere Fernsehfilme: <text:a xlink:type="simple" xlink:href="https://de.wikipedia.org/wiki/Club_Las_Piranjas" text:style-name="Internet_20_link" text:visited-style-name="Visited_20_Internet_20_Link"><text:span text:style-name="T2">Club Las Piranjas</text:span></text:a> (1995), <text:a xlink:type="simple" xlink:href="https://de.wikipedia.org/wiki/Willi_und_die_Windzors" text:style-name="Internet_20_link" text:visited-style-name="Visited_20_Internet_20_Link"><text:span text:style-name="T2">Willi und die Windzors</text:span></text:a> (1996) und <text:a xlink:type="simple" xlink:href="https://de.wikipedia.org/wiki/Die_Oma_ist_tot" text:style-name="Internet_20_link" text:visited-style-name="Visited_20_Internet_20_Link"><text:span text:style-name="T2">Die Oma ist tot</text:span></text:a> (1997).</text:p>
      <text:h text:style-name="Heading_20_3" text:outline-level="3"><text:bookmark text:name="Fortsetzung_der_Karriere"/>Fortsetzung der Karriere</text:h>
      <text:p text:style-name="Text_20_body">Erst 1999 war Kerkeling mit der <text:a xlink:type="simple" xlink:href="https://de.wikipedia.org/wiki/Sat.1" text:style-name="Internet_20_link" text:visited-style-name="Visited_20_Internet_20_Link">Sat.1</text:a>-Sendung <text:a xlink:type="simple" xlink:href="https://de.wikipedia.org/wiki/Darüber_lacht_die_Welt" text:style-name="Internet_20_link" text:visited-style-name="Visited_20_Internet_20_Link"><text:span text:style-name="T2">Darüber lacht die Welt</text:span></text:a> wieder im Fernsehen erfolgreich. Mit einem „Knopf im Ohr“ unterstützt von Schachmeisterin <text:a xlink:type="simple" xlink:href="https://de.wikipedia.org/wiki/Elisabeth_Pähtz" text:style-name="Internet_20_link" text:visited-style-name="Visited_20_Internet_20_Link">Elisabeth Pähtz</text:a> spielte er verkleidet als iranischer Großmeister Mehdi Mikamahdav <text:a xlink:type="simple" xlink:href="https://de.wikipedia.org/wiki/Simultanschach" text:style-name="Internet_20_link" text:visited-style-name="Visited_20_Internet_20_Link">Simultanschach</text:a> gegen die <text:a xlink:type="simple" xlink:href="https://de.wikipedia.org/wiki/Schachbundesliga_%28Deutschland%29" text:style-name="Internet_20_link" text:visited-style-name="Visited_20_Internet_20_Link">Schacherstligisten</text:a> des <text:a xlink:type="simple" xlink:href="https://de.wikipedia.org/wiki/FC_Bayern_München_%28Schach%29" text:style-name="Internet_20_link" text:visited-style-name="Visited_20_Internet_20_Link">FC Bayern München</text:a>. Er trat als finnischer Sänger der fiktiven Rapgruppe R.I.P. Uli in der <text:a xlink:type="simple" xlink:href="https://de.wikipedia.org/wiki/VIVA" text:style-name="Internet_20_link" text:visited-style-name="Visited_20_Internet_20_Link">VIVA</text:a>-Sendung <text:span text:style-name="T2">Interaktiv</text:span> bei <text:a xlink:type="simple" xlink:href="https://de.wikipedia.org/wiki/Milka_Loff_Fernandes" text:style-name="Internet_20_link" text:visited-style-name="Visited_20_Internet_20_Link">Milka Loff Fernandes</text:a> und als Kleingärtner Rico Mielke in einer Diskussionssendung von <text:a xlink:type="simple" xlink:href="https://de.wikipedia.org/wiki/Heinrich_Lummer" text:style-name="Internet_20_link" text:visited-style-name="Visited_20_Internet_20_Link">Heinrich Lummer</text:a> auf. In einer weiteren Aktion trat er als litauischer Fußballtrainer Albertas Klimawiszys auf, der den damaligen Trainer <text:a xlink:type="simple" xlink:href="https://de.wikipedia.org/wiki/Klaus_Augenthaler" text:style-name="Internet_20_link" text:visited-style-name="Visited_20_Internet_20_Link">Klaus Augenthaler</text:a> beim <text:a xlink:type="simple" xlink:href="https://de.wikipedia.org/wiki/Grazer_AK" text:style-name="Internet_20_link" text:visited-style-name="Visited_20_Internet_20_Link">Grazer AK</text:a> ablösen sollte. Für Sat.1 moderierte er auch mehrmals die alljährliche Spenden-Gala für die <text:a xlink:type="simple" xlink:href="https://de.wikipedia.org/wiki/Deutsche_AIDS-Stiftung" text:style-name="Internet_20_link" text:visited-style-name="Visited_20_Internet_20_Link">Deutsche AIDS-Stiftung</text:a>. Auf dem Parteitag der <text:a xlink:type="simple" xlink:href="https://de.wikipedia.org/wiki/CDU" text:style-name="Internet_20_link" text:visited-style-name="Visited_20_Internet_20_Link">CDU</text:a> im Mai 2000 versuchte er, verkleidet als italienischer Eisverkäufer, Angela Merkel einen Eisbecher „Copacabana“ zu servieren, während sie am Podium vor dem Saal sprach.</text:p>
      <text:p text:style-name="Text_20_body">Die Entfernung seiner <text:a xlink:type="simple" xlink:href="https://de.wikipedia.org/wiki/Gallenblase" text:style-name="Internet_20_link" text:visited-style-name="Visited_20_Internet_20_Link">Gallenblase</text:a> und ein <text:a xlink:type="simple" xlink:href="https://de.wikipedia.org/wiki/Hörsturz" text:style-name="Internet_20_link" text:visited-style-name="Visited_20_Internet_20_Link">Hörsturz</text:a> veranlassten Kerkeling zu einer kurzen Auszeit. Im Juni und Juli 2001 pilgerte Kerkeling ca. 630 Kilometer auf dem nordspanischen <text:a xlink:type="simple" xlink:href="https://de.wikipedia.org/wiki/Jakobsweg" text:style-name="Internet_20_link" text:visited-style-name="Visited_20_Internet_20_Link">Jakobsweg</text:a> <text:soft-page-break/>nach <text:a xlink:type="simple" xlink:href="https://de.wikipedia.org/wiki/Santiago_de_Compostela" text:style-name="Internet_20_link" text:visited-style-name="Visited_20_Internet_20_Link">Santiago de Compostela</text:a>. Für die Moderation von <text:a xlink:type="simple" xlink:href="https://de.wikipedia.org/wiki/Die_70er_Show" text:style-name="Internet_20_link" text:visited-style-name="Visited_20_Internet_20_Link"><text:span text:style-name="T2">Die 70er Show</text:span></text:a> auf <text:a xlink:type="simple" xlink:href="https://de.wikipedia.org/wiki/RTL_Television" text:style-name="Internet_20_link" text:visited-style-name="Visited_20_Internet_20_Link">RTL</text:a> wurde er 2003 mit dem <text:a xlink:type="simple" xlink:href="https://de.wikipedia.org/wiki/Deutscher_Fernsehpreis" text:style-name="Internet_20_link" text:visited-style-name="Visited_20_Internet_20_Link">Deutschen Fernsehpreis</text:a> in der Kategorie <text:span text:style-name="T2">Beste Moderation Unterhaltung</text:span> ausgezeichnet. 2003 drehte Kerkeling erneut einen Kinofilm mit dem Titel <text:a xlink:type="simple" xlink:href="https://de.wikipedia.org/wiki/Samba_in_Mettmann" text:style-name="Internet_20_link" text:visited-style-name="Visited_20_Internet_20_Link"><text:span text:style-name="T2">Samba in Mettmann</text:span></text:a>, der im <text:a xlink:type="simple" xlink:href="https://de.wikipedia.org/wiki/Nordrhein-Westfalen" text:style-name="Internet_20_link" text:visited-style-name="Visited_20_Internet_20_Link">nordrhein-westfälischen</text:a> <text:a xlink:type="simple" xlink:href="https://de.wikipedia.org/wiki/Mettmann" text:style-name="Internet_20_link" text:visited-style-name="Visited_20_Internet_20_Link">Mettmann</text:a> spielt. Der Film floppte bei seiner Uraufführung im Januar 2004 in den Kinos und war kommerziell deutlich weniger erfolgreich als <text:span text:style-name="T2">Kein Pardon</text:span>, wurde aber bei RTL mit Erfolg ausgestrahlt und brachte dem Kölner Sender einen Marktanteil von 23,5 % in der <text:a xlink:type="simple" xlink:href="https://de.wikipedia.org/wiki/Werberelevante_Zielgruppe" text:style-name="Internet_20_link" text:visited-style-name="Visited_20_Internet_20_Link">werberelevanten Zielgruppe</text:a>.<text:bookmark text:name="cite_ref-7"/><text:a xlink:type="simple" xlink:href="https://de.wikipedia.org/wiki/Hape_Kerkeling#cite_note-7" text:style-name="Internet_20_link" text:visited-style-name="Visited_20_Internet_20_Link">[7]</text:a> Im Mai 2004 und im Mai 2005 moderierte er bei RTL den <text:span text:style-name="T2">Großen Deutsch-Test</text:span> sowie im Oktober 2004 den <text:span text:style-name="T2">Großen Deutschlandtest</text:span>.</text:p>
      <text:h text:style-name="Heading_20_3" text:outline-level="3"><text:bookmark text:name="Karriere_seit_2005"/>Karriere seit 2005</text:h>
      <text:p text:style-name="Text_20_body">Vom Frühjahr 2005 bis März 2006 moderierte Kerkeling die von <text:a xlink:type="simple" xlink:href="https://de.wikipedia.org/wiki/Günther_Jauch" text:style-name="Internet_20_link" text:visited-style-name="Visited_20_Internet_20_Link">Günther Jauchs</text:a> Produktionsfirma <text:a xlink:type="simple" xlink:href="https://de.wikipedia.org/wiki/I%26u_TV" text:style-name="Internet_20_link" text:visited-style-name="Visited_20_Internet_20_Link">i&amp;u TV</text:a> produzierte Show <text:span text:style-name="T2">Hape trifft!</text:span> die bei RTL saisonal ausgestrahlt wurde. Bisher wurde jeweils eine Staffel mit wöchentlichen Sendungen im Frühjahr und im Herbst gesendet. In der Sendung traf Kerkeling auf deutsche und internationale Stars und verkleidete sich unter anderem als rasender Reporter Horst Schlämmer, als Schwabe Siggi Schwäbli und als niederländische Paartherapeutin Evje van Dampen. Die Show wurde im NOB Studio 8 in <text:a xlink:type="simple" xlink:href="https://de.wikipedia.org/wiki/Hürth" text:style-name="Internet_20_link" text:visited-style-name="Visited_20_Internet_20_Link">Hürth</text:a> bei <text:a xlink:type="simple" xlink:href="https://de.wikipedia.org/wiki/Köln" text:style-name="Internet_20_link" text:visited-style-name="Visited_20_Internet_20_Link">Köln</text:a> produziert.</text:p>
      <text:p text:style-name="Text_20_body">Im April und im Mai 2006 moderierte er zusammen mit <text:a xlink:type="simple" xlink:href="https://de.wikipedia.org/wiki/Nazan_Eckes" text:style-name="Internet_20_link" text:visited-style-name="Visited_20_Internet_20_Link">Nazan Eckes</text:a> die Live-Show <text:a xlink:type="simple" xlink:href="https://de.wikipedia.org/wiki/Let’s_Dance_%28Fernsehsendung%29" text:style-name="Internet_20_link" text:visited-style-name="Visited_20_Internet_20_Link"><text:span text:style-name="T2">Let’s Dance</text:span></text:a>. In einem Interview mit der Wochenzeitung <text:a xlink:type="simple" xlink:href="https://de.wikipedia.org/wiki/Die_Zeit" text:style-name="Internet_20_link" text:visited-style-name="Visited_20_Internet_20_Link"><text:span text:style-name="T2">Die Zeit</text:span></text:a> sagt Kerkeling im Nachhinein, dass er die Moderation von <text:span text:style-name="T2">Let’s Dance</text:span> wegen der Medienschelte um <text:a xlink:type="simple" xlink:href="https://de.wikipedia.org/wiki/Heide_Simonis" text:style-name="Internet_20_link" text:visited-style-name="Visited_20_Internet_20_Link">Heide Simonis</text:a> abgebrochen hätte, wenn ihn die Vertragsbedingungen mit dem Sender nicht zum Weitermachen gezwungen hätten. Trotzdem moderierte er vom 14. Mai bis zum 30. Juni 2007 gemeinsam mit Nazan Eckes auch die zweite Staffel der Show. Kerkeling ist seit Jahren mit verschiedenen Bühnenprogrammen auf <text:a xlink:type="simple" xlink:href="https://de.wikipedia.org/wiki/Tournee" text:style-name="Internet_20_link" text:visited-style-name="Visited_20_Internet_20_Link">Tournee</text:a>. Seine letzte Tournee mit dem Programm <text:span text:style-name="T2">Wieder auf Tour</text:span> endete im Dezember 2006. Seine Live-Aufzeichnung <text:span text:style-name="T2">Hape Kerkeling Live!</text:span> erschien im März 2007 auf DVD.</text:p>
      <text:p text:style-name="Text_20_body">Im Mai 2006 veröffentlichte Kerkeling sein Buch <text:a xlink:type="simple" xlink:href="https://de.wikipedia.org/wiki/Ich_bin_dann_mal_weg" text:style-name="Internet_20_link" text:visited-style-name="Visited_20_Internet_20_Link"><text:span text:style-name="T2">Ich bin dann mal weg</text:span></text:a> über seine Pilgerreise auf dem Jakobsweg im Jahr 2001, das mit über zwei Millionen verkauften Exemplaren zum meistverkauften Buch des Jahres 2006 in Deutschland wurde. Bis zum Mai 2008 wurden mehr als drei Millionen Exemplare verkauft. In dem Buch konkretisiert er sein ganz persönliches Glaubenserlebnis mit dem Ausruf „Ich habe Gott getroffen!“. In einem Zeitungsinterview deutete er an, sich erneut für längere Zeit aus dem Fernsehgeschäft zurückzuziehen, um sich einem Buchprojekt zu widmen und an neuen Ideen zu arbeiten.<text:bookmark text:name="cite_ref-8"/><text:a xlink:type="simple" xlink:href="https://de.wikipedia.org/wiki/Hape_Kerkeling#cite_note-8" text:style-name="Internet_20_link" text:visited-style-name="Visited_20_Internet_20_Link">[8]</text:a> Von April 2008 bis Juni 2008 lief auf RTL seine neue Sendung <text:a xlink:type="simple" xlink:href="https://de.wikipedia.org/wiki/Hallo_Taxi_%28Fernsehserie%29" text:style-name="Internet_20_link" text:visited-style-name="Visited_20_Internet_20_Link"><text:span text:style-name="T2">Hallo Taxi</text:span></text:a>. Sie war weniger erfolgreich. Im Juni 2008 synchronisierte Kerkeling die Rolle des Pandabären Po im Animationsfilm <text:a xlink:type="simple" xlink:href="https://de.wikipedia.org/wiki/Kung_Fu_Panda" text:style-name="Internet_20_link" text:visited-style-name="Visited_20_Internet_20_Link"><text:span text:style-name="T2">Kung Fu Panda</text:span></text:a>.</text:p>
      <text:p text:style-name="P2"><draw:a xlink:type="simple" xlink:href="https://de.wikipedia.org/wiki/Datei:Ein_mann_ein_fjord.jpg"><draw:frame draw:style-name="fr1" draw:name="Grafik3" text:anchor-type="as-char" svg:width="5.891cm" svg:height="3.933cm" draw:z-index="2"><draw:image xlink:href="https://upload.wikimedia.org/wikipedia/commons/thumb/0/04/Ein_mann_ein_fjord.jpg/220px-Ein_mann_ein_fjord.jpg" xlink:type="simple" xlink:show="embed" xlink:actuate="onLoad"/></draw:frame></draw:a> </text:p>
      <text:p text:style-name="Text_20_body">Kerkeling mit der Besetzung von <text:a xlink:type="simple" xlink:href="https://de.wikipedia.org/wiki/Ein_Mann,_ein_Fjord%21" text:style-name="Internet_20_link" text:visited-style-name="Visited_20_Internet_20_Link">Ein Mann, ein Fjord!</text:a></text:p>
      <text:p text:style-name="Text_20_body">Ab Mai 2008 verfilmte das ZDF Kerkelings Hörbuch <text:a xlink:type="simple" xlink:href="https://de.wikipedia.org/wiki/Ein_Mann,_ein_Fjord%21" text:style-name="Internet_20_link" text:visited-style-name="Visited_20_Internet_20_Link"><text:span text:style-name="T2">Ein Mann, ein Fjord!</text:span></text:a>. Regie führt Angelo Colagrossi, das Drehbuch stammt von Kerkeling, Colagrossi und <text:a xlink:type="simple" xlink:href="https://de.wikipedia.org/wiki/Angelina_Maccarone" text:style-name="Internet_20_link" text:visited-style-name="Visited_20_Internet_20_Link">Angelina Maccarone</text:a>. Neben <text:a xlink:type="simple" xlink:href="https://de.wikipedia.org/wiki/Jürgen_Tarrach" text:style-name="Internet_20_link" text:visited-style-name="Visited_20_Internet_20_Link">Jürgen Tarrach</text:a>, <text:a xlink:type="simple" xlink:href="https://de.wikipedia.org/wiki/Anneke_Kim_Sarnau" text:style-name="Internet_20_link" text:visited-style-name="Visited_20_Internet_20_Link">Anneke Kim Sarnau</text:a>, <text:a xlink:type="simple" xlink:href="https://de.wikipedia.org/wiki/Matthias_Brandt" text:style-name="Internet_20_link" text:visited-style-name="Visited_20_Internet_20_Link">Matthias Brandt</text:a> und <text:a xlink:type="simple" xlink:href="https://de.wikipedia.org/wiki/Horst_Krause" text:style-name="Internet_20_link" text:visited-style-name="Visited_20_Internet_20_Link">Horst Krause</text:a> ist Kerkeling in den Rollen von Horst Schlämmer, Uschi Blum und Gisela zu sehen.<text:bookmark text:name="cite_ref-9"/><text:a xlink:type="simple" xlink:href="https://de.wikipedia.org/wiki/Hape_Kerkeling#cite_note-9" text:style-name="Internet_20_link" text:visited-style-name="Visited_20_Internet_20_Link">[9]</text:a> Der Film wurde am 21. Januar 2009 vom ZDF ausgestrahlt. Am 28. Februar 2009 trat er als Uschi Blum in der Fernsehsendung <text:span text:style-name="T2">Wetten dass..?</text:span> auf und sang sein Lied <text:span text:style-name="T2">Sklavin der Liebe.</text:span> Im September 2009 nahm Kerkeling zum 10-jährigen Jubiläum am Prominenten-Special von <text:a xlink:type="simple" xlink:href="https://de.wikipedia.org/wiki/Wer_wird_Millionär" text:style-name="Internet_20_link" text:visited-style-name="Visited_20_Internet_20_Link"><text:span text:style-name="T2">Wer wird Millionär</text:span></text:a> teil und erspielte 125.000 Euro <text:soft-page-break/>für die <text:a xlink:type="simple" xlink:href="https://de.wikipedia.org/wiki/Deutsche_AIDS-Stiftung" text:style-name="Internet_20_link" text:visited-style-name="Visited_20_Internet_20_Link">Deutsche AIDS-Stiftung</text:a>. Seit 2010 moderiert er die Verleihung der <text:a xlink:type="simple" xlink:href="https://de.wikipedia.org/wiki/Goldene_Kamera" text:style-name="Internet_20_link" text:visited-style-name="Visited_20_Internet_20_Link">Goldenen Kamera</text:a> im ZDF. Im Mai 2010 nahm er als Präsident der fünfköpfigen Jury und Präsentator der Punktevergabe von Deutschland am <text:a xlink:type="simple" xlink:href="https://de.wikipedia.org/wiki/Eurovision_Song_Contest_2010" text:style-name="Internet_20_link" text:visited-style-name="Visited_20_Internet_20_Link">Eurovision Song Contest 2010</text:a> teil. Am 17. Dezember 2010 strahlte RTL Kerkelings Show <text:span text:style-name="T2">Hapes zauberhafte Weihnachten</text:span> aus, zu der am 3. Dezember 2010 eine gleichnamige <text:a xlink:type="simple" xlink:href="https://de.wikipedia.org/wiki/Audio-CD" text:style-name="Internet_20_link" text:visited-style-name="Visited_20_Internet_20_Link">Audio-CD</text:a> mit den Liedern der Show erschien.</text:p>
      <text:p text:style-name="Text_20_body">Mitte Oktober 2011 äußerte ZDF-Programmdirektor <text:a xlink:type="simple" xlink:href="https://de.wikipedia.org/wiki/Thomas_Bellut" text:style-name="Internet_20_link" text:visited-style-name="Visited_20_Internet_20_Link">Thomas Bellut</text:a>, Kerkeling sei für ihn die erste Wahl als Nachfolger von <text:a xlink:type="simple" xlink:href="https://de.wikipedia.org/wiki/Thomas_Gottschalk" text:style-name="Internet_20_link" text:visited-style-name="Visited_20_Internet_20_Link">Thomas Gottschalk</text:a> als Moderator der Sendung <text:a xlink:type="simple" xlink:href="https://de.wikipedia.org/wiki/Wetten,_dass..%3F" text:style-name="Internet_20_link" text:visited-style-name="Visited_20_Internet_20_Link"><text:span text:style-name="T2">Wetten, dass..?</text:span></text:a>. Am 5. November 2011 erklärte Kerkeling allerdings während einer Ausgabe der Show, dass er die Moderation der Sendung nicht übernehmen werde. Er begründete seine Entscheidung damit, sich mehr auf seine aktuellen Projekte konzentrieren zu wollen.<text:bookmark text:name="cite_ref-10"/><text:a xlink:type="simple" xlink:href="https://de.wikipedia.org/wiki/Hape_Kerkeling#cite_note-10" text:style-name="Internet_20_link" text:visited-style-name="Visited_20_Internet_20_Link">[10]</text:a> Ende 2011 moderierte Kerkeling im <text:a xlink:type="simple" xlink:href="https://de.wikipedia.org/wiki/ZDF" text:style-name="Internet_20_link" text:visited-style-name="Visited_20_Internet_20_Link">ZDF</text:a> den Jahresrückblick <text:a xlink:type="simple" xlink:href="https://de.wikipedia.org/wiki/Menschen_%28Jahresrückblick%29" text:style-name="Internet_20_link" text:visited-style-name="Visited_20_Internet_20_Link"><text:span text:style-name="T2">Menschen 2011</text:span></text:a> und führte im Rahmen der Sendereihe <text:a xlink:type="simple" xlink:href="https://de.wikipedia.org/wiki/Terra_X" text:style-name="Internet_20_link" text:visited-style-name="Visited_20_Internet_20_Link"><text:span text:style-name="T2">Terra X</text:span></text:a> durch die sechsteilige Dokumentation <text:a xlink:type="simple" xlink:href="https://de.wikipedia.org/wiki/Terra_X:_Unterwegs_in_der_Weltgeschichte" text:style-name="Internet_20_link" text:visited-style-name="Visited_20_Internet_20_Link"><text:span text:style-name="T2">Unterwegs in der Weltgeschichte</text:span></text:a>.<text:bookmark text:name="cite_ref-11"/><text:a xlink:type="simple" xlink:href="https://de.wikipedia.org/wiki/Hape_Kerkeling#cite_note-11" text:style-name="Internet_20_link" text:visited-style-name="Visited_20_Internet_20_Link">[11]</text:a> Kerkeling lieh dem Schneemann Olaf im 2013 erschienen <text:a xlink:type="simple" xlink:href="https://de.wikipedia.org/wiki/Disney" text:style-name="Internet_20_link" text:visited-style-name="Visited_20_Internet_20_Link">Disney</text:a>-Film <text:a xlink:type="simple" xlink:href="https://de.wikipedia.org/wiki/Die_Eiskönigin_–_Völlig_unverfroren" text:style-name="Internet_20_link" text:visited-style-name="Visited_20_Internet_20_Link"><text:span text:style-name="T2">Die Eiskönigin – Völlig unverfroren</text:span></text:a> seine Stimme. Im Mai 2014 erschien seine CD <text:span text:style-name="T2">Ich lasse mir das Singen nicht verbieten</text:span>, auf der er unter anderem bekannte deutsche Schlager singt, im Oktober des gleichen Jahres die Autobiografie mit dem Titel <text:a xlink:type="simple" xlink:href="https://de.wikipedia.org/wiki/Der_Junge_muss_an_die_frische_Luft_–_Meine_Kindheit_und_ich" text:style-name="Internet_20_link" text:visited-style-name="Visited_20_Internet_20_Link"><text:span text:style-name="T2">Der Junge muss an die frische Luft</text:span></text:a>. Anlässlich seines 50. Geburtstages am 9. Dezember 2014 strahlte das ZDF einen Film aus, der die fiktive Planung seiner Geburtstagsshow zeigt.<text:bookmark text:name="cite_ref-12"/><text:a xlink:type="simple" xlink:href="https://de.wikipedia.org/wiki/Hape_Kerkeling#cite_note-12" text:style-name="Internet_20_link" text:visited-style-name="Visited_20_Internet_20_Link">[12]</text:a> Anlässlich dieses Geburtstags kündigte Kerkeling an, seine Karriere im großen Showgeschäft zu beenden.<text:bookmark text:name="cite_ref-13"/><text:a xlink:type="simple" xlink:href="https://de.wikipedia.org/wiki/Hape_Kerkeling#cite_note-13" text:style-name="Internet_20_link" text:visited-style-name="Visited_20_Internet_20_Link">[13]</text:a></text:p>
      <text:h text:style-name="Heading_20_2" text:outline-level="2"><text:bookmark text:name="Figuren"/>Figuren</text:h>
      <text:p text:style-name="Text_20_body">Hape Kerkeling entwickelte im Laufe seines Schaffens verschiedenste <text:a xlink:type="simple" xlink:href="https://de.wikipedia.org/wiki/Kunstfigur" text:style-name="Internet_20_link" text:visited-style-name="Visited_20_Internet_20_Link">Kunstfiguren</text:a>:</text:p>
      <text:h text:style-name="Heading_20_3" text:outline-level="3"><text:bookmark text:name="Evje_van_Dampen"/>Evje van Dampen</text:h>
      <text:p text:style-name="Text_20_body">Ist eine niederländische Paarberaterin, die sich mit verschiedensten Prominenten trifft (beispielsweise mit <text:a xlink:type="simple" xlink:href="https://de.wikipedia.org/wiki/Günther_Jauch" text:style-name="Internet_20_link" text:visited-style-name="Visited_20_Internet_20_Link">Günther Jauch</text:a> im Zoo oder mit <text:a xlink:type="simple" xlink:href="https://de.wikipedia.org/wiki/Udo_Jürgens" text:style-name="Internet_20_link" text:visited-style-name="Visited_20_Internet_20_Link">Udo Jürgens</text:a> in dessen Villa). Sie tauchte zum ersten Mal in <text:span text:style-name="T2">Hape trifft</text:span> auf. Sie ist ein Fan von <text:a xlink:type="simple" xlink:href="https://de.wikipedia.org/wiki/David_Hasselhoff" text:style-name="Internet_20_link" text:visited-style-name="Visited_20_Internet_20_Link">David Hasselhoff</text:a>, der auch in einer Sendung auftrat. Ihr Arbeitsmotto lautet: „Liebe ist Arbeit, Arbeit, Arbeit!“</text:p>
      <text:h text:style-name="Heading_20_3" text:outline-level="3"><text:bookmark text:name="Gisela"/>Gisela</text:h>
      <text:p text:style-name="Text_20_body">Gisela wurde erstmals 2007 in der Show <text:a xlink:type="simple" xlink:href="https://de.wikipedia.org/w/index.php?title=Guinness_World_Records_–_Die_größten_Weltrekorde&amp;action=edit&amp;redlink=1" text:style-name="Internet_20_link" text:visited-style-name="Visited_20_Internet_20_Link"><text:span text:style-name="T2">Guinness World Records – Die größten Weltrekorde</text:span></text:a> gezeigt, wo Hape Kerkeling seinen neuen Horst-Schlämmer-Song vorstellte. Schlämmer trifft in einer <text:a xlink:type="simple" xlink:href="https://de.wikipedia.org/wiki/Mauerstraße_%28Düsseldorf%29#Benennung_und_Geschichte" text:style-name="Internet_20_link" text:visited-style-name="Visited_20_Internet_20_Link">Kneipe</text:a> auf Gisela und verguckt sich sofort in sie. Doch was er auch versucht, Gisela sagt ihren rheinisch gefärbten Standardsatz „Nein, isch möschte nischt“. Das Lied gelangte auf Platz 20 der deutschen <text:a xlink:type="simple" xlink:href="https://de.wikipedia.org/wiki/Charts_%28Musik%29" text:style-name="Internet_20_link" text:visited-style-name="Visited_20_Internet_20_Link">Charts</text:a>.</text:p>
      <text:p text:style-name="Text_20_body">Gisela ist Versicherungskauffrau und kommt aus <text:a xlink:type="simple" xlink:href="https://de.wikipedia.org/wiki/Korschenbroich" text:style-name="Internet_20_link" text:visited-style-name="Visited_20_Internet_20_Link">Korschenbroich</text:a>, der Nachbarstadt von Horst Schlämmers Wohnort <text:a xlink:type="simple" xlink:href="https://de.wikipedia.org/wiki/Grevenbroich" text:style-name="Internet_20_link" text:visited-style-name="Visited_20_Internet_20_Link">Grevenbroich</text:a>.</text:p>
      <text:p text:style-name="Text_20_body">2009 sah man Gisela in zwei Werbe-Spots der Marke <text:a xlink:type="simple" xlink:href="https://de.wikipedia.org/wiki/Krüger_GmbH_%26_Co._KG" text:style-name="Internet_20_link" text:visited-style-name="Visited_20_Internet_20_Link">Krüger</text:a>. Hier ist auch ihr Mann Wolfgang (ebenfalls gespielt von Kerkeling) zu sehen.</text:p>
      <text:p text:style-name="Text_20_body">Im Film <text:span text:style-name="T2">Horst Schlämmer – Isch kandidiere</text:span> spielt Gisela ebenfalls mit. Sie ist wie bei ihrem ersten Auftritt Stammgast in der Kneipe und engagiert sich sehr dafür, dass Horst Schlämmer Bundeskanzler wird. So ruft sie zum Beispiel bei <text:a xlink:type="simple" xlink:href="https://de.wikipedia.org/wiki/Domian" text:style-name="Internet_20_link" text:visited-style-name="Visited_20_Internet_20_Link">Domian</text:a> an, um Schleichwerbung für die <text:a xlink:type="simple" xlink:href="https://de.wikipedia.org/wiki/Horst_Schlämmer_–_Isch_kandidiere%21#Handlung" text:style-name="Internet_20_link" text:visited-style-name="Visited_20_Internet_20_Link">HSP</text:a> zu machen.</text:p>
      <text:p text:style-name="Text_20_body">Ende 2009 sowie Mitte 2010 kamen noch weitere Werbe-Clips mit Gisela und Wolfgang dazu.</text:p>
      <text:h text:style-name="Heading_20_3" text:outline-level="3"><text:bookmark text:name="G.C3.BCnther_Warnke"/>Günther Warnke</text:h>
      <text:p text:style-name="Text_20_body">Im April 2008 startete bei <text:a xlink:type="simple" xlink:href="https://de.wikipedia.org/wiki/RTL_Television" text:style-name="Internet_20_link" text:visited-style-name="Visited_20_Internet_20_Link">RTL</text:a> die Ausstrahlung der siebenteiligen Comedyreihe <text:a xlink:type="simple" xlink:href="https://de.wikipedia.org/wiki/Hallo_Taxi_%28Fernsehserie%29" text:style-name="Internet_20_link" text:visited-style-name="Visited_20_Internet_20_Link"><text:span text:style-name="T2">Hallo Taxi</text:span></text:a>, in der <text:soft-page-break/>Hape Kerkeling den Taxifahrer Günther Warnke verkörpert. Die Sendung wurde 2007 in <text:a xlink:type="simple" xlink:href="https://de.wikipedia.org/wiki/Düsseldorf" text:style-name="Internet_20_link" text:visited-style-name="Visited_20_Internet_20_Link">Düsseldorf</text:a> aufgezeichnet und mit sechs versteckten Kameras gedreht. Günther trägt eine braune Kappe, außerdem eine Hornbrille und einen Schnauzbart. Günther Warnke kommt aus Düsseldorf. Er ist NRW-Meister im Wettrülpsen. Seine Lieblingsspeise ist Currywurst.</text:p>
      <text:h text:style-name="Heading_20_3" text:outline-level="3"><text:bookmark text:name="Hannilein"/>Hannilein</text:h>
      <text:p text:style-name="Text_20_body">Kerkeling in <text:span text:style-name="T2">Kerkelings Kinderstunde</text:span> als vorlautes Vorschulkind Hannilein, das mit roter <text:a xlink:type="simple" xlink:href="https://de.wikipedia.org/wiki/Pumuckl" text:style-name="Internet_20_link" text:visited-style-name="Visited_20_Internet_20_Link">Pumuckl</text:a>-Frisur, Latzhose und auf übergroßen Stühlen sitzend die Welt der Erwachsenen kommentierte. Hierzu übte sich Kerkeling eine spezielle, kinderähnliche Stimmfärbung an und ahmte, gerne mit einem Spielzeug in der Hand, die typischen unkontrollierten Bewegungen von Kleinkindern nach.</text:p>
      <text:h text:style-name="Heading_20_3" text:outline-level="3"><text:bookmark text:name="Horst_Schl.C3.A4mmer"/>Horst Schlämmer</text:h>
      <text:p text:style-name="Text_20_body">Unter dem Motto „Immer janz discht dran und knallhart nachjefracht“ tritt die Kunstfigur Horst Schlämmer als stellvertretender Chefredakteur des fiktiven <text:a xlink:type="simple" xlink:href="https://de.wikipedia.org/wiki/Grevenbroich" text:style-name="Internet_20_link" text:visited-style-name="Visited_20_Internet_20_Link"><text:span text:style-name="T2">Grevenbroicher</text:span></text:a><text:span text:style-name="T2"> Tagblatts</text:span> auf. Bekleidet mit einem grau-beigen <text:a xlink:type="simple" xlink:href="https://de.wikipedia.org/wiki/Trenchcoat" text:style-name="Internet_20_link" text:visited-style-name="Visited_20_Internet_20_Link">Trenchcoat</text:a>, einer schwarzen <text:a xlink:type="simple" xlink:href="https://de.wikipedia.org/wiki/Herrenhandtasche" text:style-name="Internet_20_link" text:visited-style-name="Visited_20_Internet_20_Link">Herrenhandtasche</text:a> („der Schnapper aus Nappa“) am Arm und einem altmodischen goldfarbenen Ring am Finger führt er beispielsweise Interviews auf realen Veranstaltungen durch, wie zum Beispiel zur <text:a xlink:type="simple" xlink:href="https://de.wikipedia.org/wiki/Bundestagswahl" text:style-name="Internet_20_link" text:visited-style-name="Visited_20_Internet_20_Link">Bundestagswahl</text:a>. Um seine Gegenüber zu verunsichern, schüttet sich Kerkeling vor jedem Auftritt als Horst Schlämmer ein Fläschchen <text:a xlink:type="simple" xlink:href="https://de.wikipedia.org/wiki/Doornkaat" text:style-name="Internet_20_link" text:visited-style-name="Visited_20_Internet_20_Link">Doornkaat</text:a> über seinen Trenchcoat, um das Alkoholproblem der Figur Schlämmer sensorisch darzustellen. Weitere äußerliche Charakteristika der Figur sind seine nach hinten gekämmten Haare, eine altmodische Brille, ein <text:a xlink:type="simple" xlink:href="https://de.wikipedia.org/wiki/Schnurrbart" text:style-name="Internet_20_link" text:visited-style-name="Visited_20_Internet_20_Link">Schnurrbart</text:a>, ein <text:a xlink:type="simple" xlink:href="https://de.wikipedia.org/wiki/Überbiss" text:style-name="Internet_20_link" text:visited-style-name="Visited_20_Internet_20_Link">Überbiss</text:a> und ein mittlerer <text:a xlink:type="simple" xlink:href="https://de.wikipedia.org/wiki/Bierbauch" text:style-name="Internet_20_link" text:visited-style-name="Visited_20_Internet_20_Link">Bierbauch</text:a>. Schlämmer ist außerdem starker Raucher und hat gesundheitliche Probleme, die er immer mit dem Satz „Ich habe…“ und dem betreffenden Körperbereich (Kreislauf, Rücken, Füße, Steiß) erwähnt. Zudem gibt er an, unter <text:a xlink:type="simple" xlink:href="https://de.wikipedia.org/wiki/Schnappatmung" text:style-name="Internet_20_link" text:visited-style-name="Visited_20_Internet_20_Link">Schnappatmung</text:a> zu leiden. Diese Beeinträchtigungen hindern ihn freilich nicht daran, ständig junge attraktive Frauen in betont schleimiger Art „anzubaggern“, da seine Angebetete namens <text:span text:style-name="T2">Gerti Kuhfuß</text:span> (Wirtin seiner fiktiven Grevenbroicher Stammkneipe <text:span text:style-name="T2">Wilddieb</text:span>) nichts von ihm wissen will.</text:p>
      <text:p text:style-name="Text_20_body">Schlämmer wurde am 16. Oktober 1957 in <text:a xlink:type="simple" xlink:href="https://de.wikipedia.org/wiki/Korschenbroich" text:style-name="Internet_20_link" text:visited-style-name="Visited_20_Internet_20_Link">Korschenbroich</text:a> (<text:a xlink:type="simple" xlink:href="https://de.wikipedia.org/wiki/Rhein-Kreis_Neuss" text:style-name="Internet_20_link" text:visited-style-name="Visited_20_Internet_20_Link">Rhein-Kreis Neuss</text:a>) geboren und ist ein <text:a xlink:type="simple" xlink:href="https://de.wikipedia.org/wiki/Extravertiert" text:style-name="Internet_20_link" text:visited-style-name="Visited_20_Internet_20_Link">extravertierter</text:a> und fröhlicher Mensch, der im Grunde immer nur (berufsbedingt) die Wahrheit herausfinden möchte. Gerne bietet er dazu seinem Gegenüber eines seiner stets mitgeführten Fläschchen Doornkaat zum <text:a xlink:type="simple" xlink:href="https://de.wikipedia.org/wiki/Brüderschaft_trinken" text:style-name="Internet_20_link" text:visited-style-name="Visited_20_Internet_20_Link">Brüderschaft Trinken</text:a> an, auch wenn es sich dabei um Prominente wie Ex-Verteidigungsminister <text:a xlink:type="simple" xlink:href="https://de.wikipedia.org/wiki/Peter_Struck" text:style-name="Internet_20_link" text:visited-style-name="Visited_20_Internet_20_Link">Peter Struck</text:a>, Schauspieler <text:a xlink:type="simple" xlink:href="https://de.wikipedia.org/wiki/Ottfried_Fischer" text:style-name="Internet_20_link" text:visited-style-name="Visited_20_Internet_20_Link">Ottfried Fischer</text:a> oder Moderator Günther Jauch handelt. Die Figur Horst Schlämmer wurde ursprünglich für die RTL-Sendung <text:span text:style-name="T2">Hape trifft</text:span> entwickelt. Gleich in der ersten Folge am 23. April 2005 war die Figur mehrfach Teil der Sendung. Schlämmer berichtete unter anderem von der <text:a xlink:type="simple" xlink:href="https://de.wikipedia.org/wiki/Landtagswahl_in_Schleswig-Holstein_2005" text:style-name="Internet_20_link" text:visited-style-name="Visited_20_Internet_20_Link">Landtagswahl in Schleswig-Holstein</text:a>.</text:p>
      <text:p text:style-name="Text_20_body">Im Mai 2006 trat Schlämmer beim Prominenten-Special von <text:a xlink:type="simple" xlink:href="https://de.wikipedia.org/wiki/Wer_wird_Millionär%3F" text:style-name="Internet_20_link" text:visited-style-name="Visited_20_Internet_20_Link"><text:span text:style-name="T2">Wer wird Millionär?</text:span></text:a> auf und schaffte es als erster Kandidat, Günther Jauch selbst in die Rolle des Kandidaten zu drängen, indem er den Sitz des Moderators für sich in Anspruch nahm. Zusammen mit Jauch erspielte er 500.000 Euro für die <text:a xlink:type="simple" xlink:href="https://de.wikipedia.org/wiki/Deutsche_AIDS-Stiftung" text:style-name="Internet_20_link" text:visited-style-name="Visited_20_Internet_20_Link">Deutsche AIDS-Stiftung</text:a>. Für diese Sendung wurde den beiden Akteuren 2006 der <text:a xlink:type="simple" xlink:href="https://de.wikipedia.org/wiki/Deutscher_Fernsehpreis" text:style-name="Internet_20_link" text:visited-style-name="Visited_20_Internet_20_Link">Deutsche Fernsehpreis</text:a> verliehen. Horst Schlämmer erhielt außerdem den Sonderpreis des <text:a xlink:type="simple" xlink:href="https://de.wikipedia.org/wiki/Deutscher_Comedypreis" text:style-name="Internet_20_link" text:visited-style-name="Visited_20_Internet_20_Link">Deutschen Comedypreises 2006</text:a>, unter anderem auch wegen des Auftritts mit Jauch. <text:a xlink:type="simple" xlink:href="https://de.wikipedia.org/wiki/Anke_Engelke" text:style-name="Internet_20_link" text:visited-style-name="Visited_20_Internet_20_Link">Anke Engelke</text:a> überreichte den Preis in ihrer Rolle als <text:span text:style-name="T2">Ricky</text:span> und es kam zu einem humorvollen Dialog mit Horst Schlämmer.</text:p>
      <text:p text:style-name="Text_20_body">Anfang 2007 führte Horst Schlämmer ein <text:a xlink:type="simple" xlink:href="https://de.wikipedia.org/wiki/Weblog" text:style-name="Internet_20_link" text:visited-style-name="Visited_20_Internet_20_Link">Weblog</text:a>, in dem der Verlauf seines Führerscheinerwerbs unter Anderem durch Videos dokumentiert wird. Die Texte werden von seiner fiktiven Praktikantin Valerie verfasst. Es handelte sich hierbei um eine bezahlte PR-Kampagne des <text:a xlink:type="simple" xlink:href="https://de.wikipedia.org/wiki/Volkswagen" text:style-name="Internet_20_link" text:visited-style-name="Visited_20_Internet_20_Link">VW-Konzerns</text:a>.</text:p>
      <text:p text:style-name="Text_20_body">Mit Horst Schlämmer als Nebenfigur wurde ein <text:a xlink:type="simple" xlink:href="https://de.wikipedia.org/wiki/Computerspiel" text:style-name="Internet_20_link" text:visited-style-name="Visited_20_Internet_20_Link">PC-Spiel</text:a> namens <text:span text:style-name="T2">Weiße Bescheid</text:span> entwickelt. Das Quizspiel wurde am 23. Mai 2007 in zwei verschiedenen Ausgaben veröffentlicht. Auch einige Singles wurden veröffentlicht: Am 3. Februar 2006 die <text:a xlink:type="simple" xlink:href="https://de.wikipedia.org/wiki/Single_%28Musik%29" text:style-name="Internet_20_link" text:visited-style-name="Visited_20_Internet_20_Link">Single</text:a> <text:span text:style-name="T2">Schätzelein</text:span>, die unter anderem das an <text:span text:style-name="T2">Herzilein</text:span> von den <text:a xlink:type="simple" xlink:href="https://de.wikipedia.org/wiki/Wildecker_Herzbuben" text:style-name="Internet_20_link" text:visited-style-name="Visited_20_Internet_20_Link">Wildecker Herzbuben</text:a> angelehnte Lied <text:span text:style-name="T2">Schätzelein</text:span> und <text:span text:style-name="T2">Meine letzte Zigarette</text:span> <text:soft-page-break/>enthält; im September 2007 <text:span text:style-name="T2">Gisela (Isch Möschte Nischt…)</text:span>, die sich bis auf Platz 28 der deutschen Charts platzieren konnte.</text:p>
      <text:p text:style-name="Text_20_body">Am 20. August 2009 kam der Film <text:a xlink:type="simple" xlink:href="https://de.wikipedia.org/wiki/Horst_Schlämmer_–_Isch_kandidiere%21" text:style-name="Internet_20_link" text:visited-style-name="Visited_20_Internet_20_Link"><text:span text:style-name="T2">Horst Schlämmer – Isch kandidiere!</text:span></text:a> in die deutschen Kinos, bei dem Produzent <text:a xlink:type="simple" xlink:href="https://de.wikipedia.org/wiki/Angelo_Colagrossi" text:style-name="Internet_20_link" text:visited-style-name="Visited_20_Internet_20_Link">Angelo Colagrossi</text:a> Regie führte.<text:bookmark text:name="cite_ref-14"/><text:a xlink:type="simple" xlink:href="https://de.wikipedia.org/wiki/Hape_Kerkeling#cite_note-14" text:style-name="Internet_20_link" text:visited-style-name="Visited_20_Internet_20_Link">[14]</text:a> In der Werbekampagne für den Film wirbt Horst Schlämmer für seine fiktive Partei HSP (Horst-Schlämmer-Partei), mit der er vorgeblich bei der <text:a xlink:type="simple" xlink:href="https://de.wikipedia.org/wiki/Bundestagswahl_2009" text:style-name="Internet_20_link" text:visited-style-name="Visited_20_Internet_20_Link">Bundestagswahl 2009</text:a> antreten möchte. Im Film spielen unter anderem <text:a xlink:type="simple" xlink:href="https://de.wikipedia.org/wiki/Simon_Gosejohann" text:style-name="Internet_20_link" text:visited-style-name="Visited_20_Internet_20_Link">Simon Gosejohann</text:a>, Hape Kerkeling als „Gisela“, „<text:a xlink:type="simple" xlink:href="https://de.wikipedia.org/wiki/Angela_Merkel" text:style-name="Internet_20_link" text:visited-style-name="Visited_20_Internet_20_Link">Angela Merkel</text:a>“ sowie die Schlager-Diva „Uschi Blum“, aber auch <text:a xlink:type="simple" xlink:href="https://de.wikipedia.org/wiki/Alexandra_Kamp" text:style-name="Internet_20_link" text:visited-style-name="Visited_20_Internet_20_Link">Alexandra Kamp</text:a>, <text:a xlink:type="simple" xlink:href="https://de.wikipedia.org/wiki/Maren_Kroymann" text:style-name="Internet_20_link" text:visited-style-name="Visited_20_Internet_20_Link">Maren Kroymann</text:a> und <text:a xlink:type="simple" xlink:href="https://de.wikipedia.org/wiki/Norbert_Heisterkamp" text:style-name="Internet_20_link" text:visited-style-name="Visited_20_Internet_20_Link">Norbert Heisterkamp</text:a> mit. Horst Schlämmer wurde als <text:a xlink:type="simple" xlink:href="https://de.wikipedia.org/w/index.php?title=Politclown&amp;action=edit&amp;redlink=1" text:style-name="Internet_20_link" text:visited-style-name="Visited_20_Internet_20_Link">Politclown</text:a> bezeichnet.<text:bookmark text:name="cite_ref-15"/><text:a xlink:type="simple" xlink:href="https://de.wikipedia.org/wiki/Hape_Kerkeling#cite_note-15" text:style-name="Internet_20_link" text:visited-style-name="Visited_20_Internet_20_Link">[15]</text:a></text:p>
      <text:p text:style-name="Text_20_body">Am 6. Juni 2009 trug er sich in das Goldene Buch der Stadt Grevenbroich ein.</text:p>
      <text:p text:style-name="Text_20_body">Am 3. Oktober 2009 gab Hape Kerkeling bekannt, die Figur Horst Schlämmer eventuell bald „sterben“ zu lassen, um sich auf andere Projekte zu konzentrieren.<text:bookmark text:name="cite_ref-16"/><text:a xlink:type="simple" xlink:href="https://de.wikipedia.org/wiki/Hape_Kerkeling#cite_note-16" text:style-name="Internet_20_link" text:visited-style-name="Visited_20_Internet_20_Link">[16]</text:a> Ein Jahr später trat Kerkeling jedoch wieder als Horst Schlämmer in seiner Sendung <text:a xlink:type="simple" xlink:href="https://de.wikipedia.org/w/index.php?title=Hapes_zauberhafte_Weihnachten&amp;action=edit&amp;redlink=1" text:style-name="Internet_20_link" text:visited-style-name="Visited_20_Internet_20_Link">Hapes zauberhafte Weihnachten</text:a> auf.</text:p>
      <text:h text:style-name="Heading_20_3" text:outline-level="3"><text:bookmark text:name="Rico_Mielke"/>Rico Mielke</text:h>
      <text:p text:style-name="Text_20_body">Hape Kerkeling trat Ende der 90er Jahre beim Regionalsender <text:a xlink:type="simple" xlink:href="https://de.wikipedia.org/wiki/TV.Berlin" text:style-name="Internet_20_link" text:visited-style-name="Visited_20_Internet_20_Link">TV.Berlin</text:a> in einer Diskussionssendung mit dem Titel <text:span text:style-name="T2">Auf den Punkt Berlin</text:span> (moderiert von <text:a xlink:type="simple" xlink:href="https://de.wikipedia.org/wiki/Heinrich_Lummer" text:style-name="Internet_20_link" text:visited-style-name="Visited_20_Internet_20_Link">Heinrich Lummer</text:a>) das erste Mal als Rico Mielke auf. In dieser Sendung fordert Rico Mielke als aufgebrachter Marzahner Kleingärtner, dass etwas gegen die Wildschweinplage unternommen werden müsse. Ausgestrahlt wurde diese Sendung im Rahmen der Sat.1-Reihe <text:a xlink:type="simple" xlink:href="https://de.wikipedia.org/wiki/Darüber_lacht_die_Welt" text:style-name="Internet_20_link" text:visited-style-name="Visited_20_Internet_20_Link">Darüber lacht die Welt</text:a>.<text:bookmark text:name="cite_ref-17"/><text:a xlink:type="simple" xlink:href="https://de.wikipedia.org/wiki/Hape_Kerkeling#cite_note-17" text:style-name="Internet_20_link" text:visited-style-name="Visited_20_Internet_20_Link">[17]</text:a></text:p>
      <text:p text:style-name="Text_20_body">Ein zweites Mal diskutierte Kerkeling in seiner Rolle als Rico Mielke (diesmal Weihnachtshasser und ehemaliger Gefängnisfriseur) in einer Sendung des Kölner Lokalsenders <text:a xlink:type="simple" xlink:href="https://de.wikipedia.org/wiki/Center_TV" text:style-name="Internet_20_link" text:visited-style-name="Visited_20_Internet_20_Link">center TV</text:a> mit dem Moderator Michael Schwan und dem Pfarrer Hans Mörtter über die Abschaffung von Weihnachten. Ausgestrahlt wurde diese Sendung im Rahmen von <text:span text:style-name="T2">Hapes zauberhafte Weihnachten</text:span> am 17. Dezember 2010 bei RTL.<text:bookmark text:name="cite_ref-18"/><text:a xlink:type="simple" xlink:href="https://de.wikipedia.org/wiki/Hape_Kerkeling#cite_note-18" text:style-name="Internet_20_link" text:visited-style-name="Visited_20_Internet_20_Link">[18]</text:a></text:p>
      <text:p text:style-name="Text_20_body">Der Stil von Rico Mielke zeichnet sich vor allem durch seine temperamentvolle Art aus, mit der er selbst über im Grunde lächerliche Probleme diskutiert. Dabei steigert er sich während des Gesprächs immer weiter in die Situation hinein, lässt seine Kontrahenten weder ausreden noch überhaupt wirklich zu Wort kommen und reagiert auf der anderen Seite überempfindlich auf Zurechtweisungen, die er am Ende immer zur Schikane gegen den von ihm so genannten „kleinen Sparer“ erklärt.</text:p>
      <text:h text:style-name="Heading_20_3" text:outline-level="3"><text:bookmark text:name="R.I.P._Uli"/>R.I.P. Uli</text:h>
      <text:p text:style-name="Text_20_body">1999 gab sich Hape Kerkeling als Petri Danger Valkinnen mit seinen Kollegen Matti und Jaddi als finnische <text:a xlink:type="simple" xlink:href="https://de.wikipedia.org/wiki/Gangsta-Rap" text:style-name="Internet_20_link" text:visited-style-name="Visited_20_Internet_20_Link">Gangsta-Rap</text:a>-Band R.I.P. Uli aus. Mit der Single <text:span text:style-name="T2">Helsinki is Hell</text:span>, auf der, dem Gangsta-Rap-Klischee entsprechend, mit einer Aneinanderreihung von Schimpfwörtern das Genre parodiert wurde, erreichte R.I.P. Uli (der Name der Band leitet sich vom finnischen Wort <text:span text:style-name="T2">ripuli</text:span> für „Durchfall“ ab) Platz 45 der deutschen Single-Charts. Mit zu dem Erfolg beigetragen hat ein Auftritt der drei in der <text:a xlink:type="simple" xlink:href="https://de.wikipedia.org/wiki/VIVA" text:style-name="Internet_20_link" text:visited-style-name="Visited_20_Internet_20_Link">VIVA</text:a>-Live-Sendung <text:span text:style-name="T2">Interaktiv</text:span>, bei dem sich Hape Kerkeling, Matti und Jaddi als bewusst provokative Rabauken gebärdeten, ohne dass die Moderatorin <text:a xlink:type="simple" xlink:href="https://de.wikipedia.org/wiki/Milka_Loff_Fernandes" text:style-name="Internet_20_link" text:visited-style-name="Visited_20_Internet_20_Link">Milka</text:a> den Komiker in seiner Rapper-Aufmachung erkannte. Mitglieder der Band waren auch <text:a xlink:type="simple" xlink:href="https://de.wikipedia.org/wiki/Achim_Hagemann" text:style-name="Internet_20_link" text:visited-style-name="Visited_20_Internet_20_Link">Achim Hagemann</text:a> und <text:a xlink:type="simple" xlink:href="https://de.wikipedia.org/wiki/Jumbo_Schreiner" text:style-name="Internet_20_link" text:visited-style-name="Visited_20_Internet_20_Link">Jumbo Schreiner</text:a>.</text:p>
      <text:h text:style-name="Heading_20_3" text:outline-level="3"><text:bookmark text:name="Siegfried_Schw.C3.A4bli"/>Siegfried Schwäbli</text:h>
      <text:p text:style-name="Text_20_body">Der trottelige, stark weitsichtige und mit einer Brille aus Glasbausteinen ausgestattete <text:span text:style-name="T2">Siegfried Schwäbli</text:span> tritt von einem Fettnäpfchen ins andere und weiß oft nicht, wie ihm geschieht. So geriet er <text:soft-page-break/>unter anderem mit <text:a xlink:type="simple" xlink:href="https://de.wikipedia.org/wiki/Barbara_Schöneberger" text:style-name="Internet_20_link" text:visited-style-name="Visited_20_Internet_20_Link">Barbara Schöneberger</text:a> auf dem <text:a xlink:type="simple" xlink:href="https://de.wikipedia.org/wiki/Cannstatter_Volksfest" text:style-name="Internet_20_link" text:visited-style-name="Visited_20_Internet_20_Link">Cannstatter Volksfest</text:a> in <text:a xlink:type="simple" xlink:href="https://de.wikipedia.org/wiki/Stuttgart" text:style-name="Internet_20_link" text:visited-style-name="Visited_20_Internet_20_Link">Stuttgart</text:a> in die Geisterbahn und fiel vor Angst fast in Ohnmacht. Die Figur <text:span text:style-name="T2">Siegfried Schwäbli</text:span> tauchte bereits Mitte der 80er Jahre in einigen Folgen von <text:span text:style-name="T2">Känguru</text:span> auf.</text:p>
      <text:h text:style-name="Heading_20_3" text:outline-level="3"><text:bookmark text:name="Uschi_Blum"/>Uschi Blum</text:h>
      <text:p text:style-name="Text_20_body">Uschi Blum ist die Figur einer älteren Schlagerdiva. Kerkeling schlüpfte in seinem Film <text:a xlink:type="simple" xlink:href="https://de.wikipedia.org/wiki/Kein_Pardon" text:style-name="Internet_20_link" text:visited-style-name="Visited_20_Internet_20_Link"><text:span text:style-name="T2">Kein Pardon</text:span></text:a> (1993) erstmals in diese Rolle. In der Verfilmung des Hörbuchs <text:a xlink:type="simple" xlink:href="https://de.wikipedia.org/wiki/Ein_Mann,_ein_Fjord%21" text:style-name="Internet_20_link" text:visited-style-name="Visited_20_Internet_20_Link">Ein Mann, ein Fjord!</text:a> (2008) lebte die Rolle wieder auf. Mit der parallel dazu veröffentlichten Single <text:span text:style-name="T2">Sklavin der Liebe</text:span> erreichte Uschi Blum die deutschen Singlecharts. Einen Bühnenskandal provozierte Uschi Blum in der Geburtstagsgala zu <text:a xlink:type="simple" xlink:href="https://de.wikipedia.org/wiki/Hella_von_Sinnen" text:style-name="Internet_20_link" text:visited-style-name="Visited_20_Internet_20_Link">Hella von Sinnens</text:a> 50. Geburtstag, wo sie auf die Frage nach ihrem Alter entsetzt die Veranstaltung verließ. Uschi Blum ist auch im Horst-Schlämmer-Film <text:span text:style-name="T2">Horst Schlämmer – Isch kandidiere!</text:span> zu sehen, als Unterstützerin der HSP. Zum Film steuerte sie das Lied <text:span text:style-name="T2">Ich denke nur noch an mich</text:span> bei.</text:p>
      <text:p text:style-name="Text_20_body">Laut Homepage der Künstlerin ist Uschi Blum als Hildegard Sterczinski in <text:a xlink:type="simple" xlink:href="https://de.wikipedia.org/wiki/Dinslaken" text:style-name="Internet_20_link" text:visited-style-name="Visited_20_Internet_20_Link">Dinslaken</text:a> geboren worden. Uschi sei bei ihrer alleinerziehenden Mutter Hannelore Beate Sterczinski aufgewachsen. Der Vater sei unbekannt. Die Diva behauptet, das Ergebnis einer romantischen Liaison zwischen ihrer Mutter und dem Prinzen Elzany von Albanien zu sein. Dabei sei die Künstlerin aber, was sie immer betone, noch nie in Albanien gewesen. Legendär seien ihre Auftritte bei <text:a xlink:type="simple" xlink:href="https://de.wikipedia.org/wiki/Wetten,_dass..%3F" text:style-name="Internet_20_link" text:visited-style-name="Visited_20_Internet_20_Link"><text:span text:style-name="T2">Wetten, dass..?</text:span></text:a> und der <text:a xlink:type="simple" xlink:href="https://de.wikipedia.org/wiki/Echoverleihung_2010" text:style-name="Internet_20_link" text:visited-style-name="Visited_20_Internet_20_Link">Echoverleihung 2010</text:a>. Über das Geburtsjahr gibt es aus unterschiedlichen Quellen verschiedene Angaben: 1949, 1957 oder 1968. Uschi Blum bestehe auf 1968. 2010 veröffentlicht Hape Kerkeling als Uschi Blum die Single <text:a xlink:type="simple" xlink:href="https://de.wikipedia.org/wiki/Moskau_%28Lied%29" text:style-name="Internet_20_link" text:visited-style-name="Visited_20_Internet_20_Link"><text:span text:style-name="T2">Moskau</text:span></text:a> (feat. Friedrichstadtpalast Berlin), eine Cover-Version des Hits der Band <text:a xlink:type="simple" xlink:href="https://de.wikipedia.org/wiki/Dschinghis_Khan" text:style-name="Internet_20_link" text:visited-style-name="Visited_20_Internet_20_Link">Dschinghis Khan</text:a> aus dem Jahr 1979. Außerdem präsentierte Uschi Blum in der Sendung <text:a xlink:type="simple" xlink:href="https://de.wikipedia.org/w/index.php?title=Hapes_zauberhafte_Weihnachten&amp;action=edit&amp;redlink=1" text:style-name="Internet_20_link" text:visited-style-name="Visited_20_Internet_20_Link">Hapes zauberhafte Weihnachten</text:a> im Dezember 2010 ihren Song <text:span text:style-name="T2">Großer dicker Mann</text:span>.</text:p>
      <text:h text:style-name="Heading_20_3" text:outline-level="3"><text:bookmark text:name="Wolfgang"/>Wolfgang</text:h>
      <text:p text:style-name="Text_20_body">Wolfgang ist der Ehemann von Gisela und tritt erstmals in dem <text:a xlink:type="simple" xlink:href="https://de.wikipedia.org/wiki/Krüger_GmbH_%26_Co._KG" text:style-name="Internet_20_link" text:visited-style-name="Visited_20_Internet_20_Link">Krüger</text:a>-Werbespot im Sommer 2009 auf. Zum ersten Mal wurde er noch vor der Werbung-Premiere in dem Boulevard-Magazin <text:a xlink:type="simple" xlink:href="https://de.wikipedia.org/wiki/Blitz_%28Magazin%29" text:style-name="Internet_20_link" text:visited-style-name="Visited_20_Internet_20_Link"><text:span text:style-name="T2">Blitz</text:span></text:a> gezeigt.</text:p>
      <text:p text:style-name="Text_20_body">Wolfgang war zu der Zeit, als Gisela Horst Schlämmer zum ersten Mal in der Kneipe angetroffen hat, in Kur.</text:p>
      <text:p text:style-name="Text_20_body">Wolfgangs leidenschaftliches Hobby sind Modelleisenbahnen.</text:p>
      <text:h text:style-name="Heading_20_2" text:outline-level="2"><text:bookmark text:name="Privatleben"/>Privatleben</text:h>
      <text:p text:style-name="Text_20_body">Hape Kerkeling lebte von 1983 bis 2011 mit seinem Co-Autor <text:a xlink:type="simple" xlink:href="https://de.wikipedia.org/wiki/Angelo_Colagrossi" text:style-name="Internet_20_link" text:visited-style-name="Visited_20_Internet_20_Link">Angelo Colagrossi</text:a> zusammen.<text:bookmark text:name="cite_ref-19"/><text:a xlink:type="simple" xlink:href="https://de.wikipedia.org/wiki/Hape_Kerkeling#cite_note-19" text:style-name="Internet_20_link" text:visited-style-name="Visited_20_Internet_20_Link">[19]</text:a> Dieser schrieb für ihn Texte und Sketche, unter anderem für <text:a xlink:type="simple" xlink:href="https://de.wikipedia.org/wiki/Total_Normal" text:style-name="Internet_20_link" text:visited-style-name="Visited_20_Internet_20_Link"><text:span text:style-name="T2">Total Normal</text:span></text:a>, und führte Co-Regie bei den Filmen <text:a xlink:type="simple" xlink:href="https://de.wikipedia.org/wiki/Kein_Pardon" text:style-name="Internet_20_link" text:visited-style-name="Visited_20_Internet_20_Link"><text:span text:style-name="T2">Kein Pardon</text:span></text:a>, <text:a xlink:type="simple" xlink:href="https://de.wikipedia.org/wiki/Willi_und_die_Windzors" text:style-name="Internet_20_link" text:visited-style-name="Visited_20_Internet_20_Link"><text:span text:style-name="T2">Willi und die Windzors</text:span></text:a> und Regie bei <text:a xlink:type="simple" xlink:href="https://de.wikipedia.org/wiki/Die_Oma_ist_tot" text:style-name="Internet_20_link" text:visited-style-name="Visited_20_Internet_20_Link"><text:span text:style-name="T2">Die Oma ist tot</text:span></text:a>, <text:a xlink:type="simple" xlink:href="https://de.wikipedia.org/wiki/Ein_Mann,_ein_Fjord%21" text:style-name="Internet_20_link" text:visited-style-name="Visited_20_Internet_20_Link"><text:span text:style-name="T2">Ein Mann, ein Fjord!</text:span></text:a>, <text:a xlink:type="simple" xlink:href="https://de.wikipedia.org/wiki/Samba_in_Mettmann" text:style-name="Internet_20_link" text:visited-style-name="Visited_20_Internet_20_Link"><text:span text:style-name="T2">Samba in Mettmann</text:span></text:a> und <text:a xlink:type="simple" xlink:href="https://de.wikipedia.org/wiki/Horst_Schlämmer_–_Isch_kandidiere" text:style-name="Internet_20_link" text:visited-style-name="Visited_20_Internet_20_Link"><text:span text:style-name="T2">Horst Schlämmer – Isch kandidiere</text:span></text:a>.</text:p>
      <text:p text:style-name="Text_20_body">Seit Januar 2007 ist Hape Kerkeling Pate der <text:a xlink:type="simple" xlink:href="https://de.wikipedia.org/wiki/Aktion_Courage" text:style-name="Internet_20_link" text:visited-style-name="Visited_20_Internet_20_Link"><text:span text:style-name="T2">Aktion Courage</text:span></text:a><text:span text:style-name="T2"> – Schule ohne Rassismus – Schule mit Courage</text:span> der <text:a xlink:type="simple" xlink:href="https://de.wikipedia.org/wiki/Annette_von_Droste-Hülshoff" text:style-name="Internet_20_link" text:visited-style-name="Visited_20_Internet_20_Link">Droste-Hülshoff</text:a>-<text:a xlink:type="simple" xlink:href="https://de.wikipedia.org/wiki/Realschule" text:style-name="Internet_20_link" text:visited-style-name="Visited_20_Internet_20_Link">Realschule</text:a> im <text:a xlink:type="simple" xlink:href="https://de.wikipedia.org/wiki/Dortmund" text:style-name="Internet_20_link" text:visited-style-name="Visited_20_Internet_20_Link">Dortmunder</text:a> Stadtteil <text:a xlink:type="simple" xlink:href="https://de.wikipedia.org/wiki/Kirchlinde" text:style-name="Internet_20_link" text:visited-style-name="Visited_20_Internet_20_Link">Kirchlinde</text:a>. Kerkeling spricht außer <text:a xlink:type="simple" xlink:href="https://de.wikipedia.org/wiki/Deutsche_Sprache" text:style-name="Internet_20_link" text:visited-style-name="Visited_20_Internet_20_Link">Deutsch</text:a> auch <text:a xlink:type="simple" xlink:href="https://de.wikipedia.org/wiki/Niederländische_Sprache" text:style-name="Internet_20_link" text:visited-style-name="Visited_20_Internet_20_Link">Niederländisch</text:a>, Französisch, <text:a xlink:type="simple" xlink:href="https://de.wikipedia.org/wiki/Spanische_Sprache" text:style-name="Internet_20_link" text:visited-style-name="Visited_20_Internet_20_Link">Spanisch</text:a>, <text:a xlink:type="simple" xlink:href="https://de.wikipedia.org/wiki/Italienische_Sprache" text:style-name="Internet_20_link" text:visited-style-name="Visited_20_Internet_20_Link">Italienisch</text:a> und <text:a xlink:type="simple" xlink:href="https://de.wikipedia.org/wiki/Englische_Sprache" text:style-name="Internet_20_link" text:visited-style-name="Visited_20_Internet_20_Link">Englisch</text:a>.<text:bookmark text:name="cite_ref-20"/><text:a xlink:type="simple" xlink:href="https://de.wikipedia.org/wiki/Hape_Kerkeling#cite_note-20" text:style-name="Internet_20_link" text:visited-style-name="Visited_20_Internet_20_Link">[20]</text:a><text:bookmark text:name="cite_ref-21"/><text:a xlink:type="simple" xlink:href="https://de.wikipedia.org/wiki/Hape_Kerkeling#cite_note-21" text:style-name="Internet_20_link" text:visited-style-name="Visited_20_Internet_20_Link">[21]</text:a> Er lebt in <text:a xlink:type="simple" xlink:href="https://de.wikipedia.org/wiki/Berlin" text:style-name="Internet_20_link" text:visited-style-name="Visited_20_Internet_20_Link">Berli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egfried Kienzle</meta:initial-creator>
    <meta:creation-date>2016-11-03T09:47:20.85</meta:creation-date>
    <meta:document-statistic meta:table-count="0" meta:image-count="3" meta:object-count="0" meta:page-count="8" meta:paragraph-count="96" meta:word-count="3458" meta:character-count="23683"/>
    <dc:date>2016-11-03T10:26:33.01</dc:date>
    <dc:creator>Siegfried Kienzle</dc:creator>
    <meta:editing-duration>PT39M15S</meta:editing-duration>
    <meta:editing-cycles>1</meta:editing-cycles>
    <meta:generator>OpenOffice/4.1.3$Win32 OpenOffice.org_project/413m1$Build-9783</meta:generator>
  </office:meta>
</office:document-meta>
</file>